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Ubuntu" svg:font-family="Ubuntu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25in" fo:margin-left="0in" table:align="left" style:writing-mode="lr-tb"/>
    </style:style>
    <style:style style:name="Table1.A" style:family="table-column">
      <style:table-column-properties style:column-width="2.1458in"/>
    </style:style>
    <style:style style:name="Table1.B" style:family="table-column">
      <style:table-column-properties style:column-width="4.1042in"/>
    </style:style>
    <style:style style:name="Table1.A1" style:family="table-cell">
      <style:table-cell-properties style:vertical-align="top" fo:padding="0.0694in" fo:border="1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start" style:justify-single-word="false" fo:break-before="auto" fo:break-after="auto" style:writing-mode="lr-tb"/>
    </style:style>
    <style:style style:name="P3" style:family="paragraph" style:parent-style-name="Standard">
      <style:paragraph-properties fo:line-height="130%" fo:break-before="auto" fo:break-after="auto" style:writing-mode="lr-tb"/>
      <style:text-properties fo:color="#333333" fo:background-color="#ffffff"/>
    </style:style>
    <style:style style:name="P4" style:family="paragraph" style:parent-style-name="Standard">
      <style:paragraph-properties fo:line-height="115%" fo:break-before="auto" fo:break-after="auto" style:writing-mode="lr-tb"/>
      <style:text-properties fo:font-weight="bold" style:font-weight-asian="bold" style:font-weight-complex="bold"/>
    </style:style>
    <style:style style:name="P5" style:family="paragraph" style:parent-style-name="Standard">
      <style:paragraph-properties fo:line-height="115%" fo:break-before="page" style:writing-mode="lr-tb"/>
    </style:style>
    <style:style style:name="P6" style:family="paragraph" style:parent-style-name="Standard">
      <style:paragraph-properties fo:margin-left="0.25in" fo:margin-right="0in" fo:line-height="115%" fo:text-indent="0in" style:auto-text-indent="false" fo:break-before="auto" fo:break-after="auto" style:writing-mode="lr-tb"/>
    </style:style>
    <style:style style:name="P7" style:family="paragraph" style:parent-style-name="Standard">
      <style:paragraph-properties fo:margin-left="0.5in" fo:margin-right="0in" fo:line-height="115%" fo:text-indent="0in" style:auto-text-indent="false" fo:break-before="auto" fo:break-after="auto" style:writing-mode="lr-tb"/>
    </style:style>
    <style:style style:name="P8" style:family="paragraph" style:parent-style-name="Standard">
      <style:paragraph-properties fo:margin-left="0.75in" fo:margin-right="0in" fo:line-height="115%" fo:text-indent="0in" style:auto-text-indent="false" fo:break-before="auto" fo:break-after="auto" style:writing-mode="lr-tb"/>
    </style:style>
    <style:style style:name="P9" style:family="paragraph" style:parent-style-name="Standard">
      <style:paragraph-properties fo:margin-top="0in" fo:margin-bottom="0in" loext:contextual-spacing="false" fo:line-height="115%" fo:break-before="auto" fo:break-after="auto" style:writing-mode="lr-tb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2" style:family="paragraph" style:parent-style-name="Standard">
      <style:paragraph-properties fo:margin-top="0.25in" fo:margin-bottom="0.25in" loext:contextual-spacing="false" fo:line-height="164%" fo:break-before="auto" fo:break-after="auto" style:writing-mode="lr-tb"/>
      <style:text-properties fo:color="#222222" style:font-name="Verdana" fo:background-color="#f5f6f7" style:font-name-asian="Verdana" style:font-name-complex="Verdana"/>
    </style:style>
    <style:style style:name="P13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style:font-name="Ubuntu" fo:font-size="10pt" style:font-name-asian="Ubuntu" style:font-size-asian="10pt" style:font-name-complex="Ubuntu" style:font-size-complex="10pt"/>
    </style:style>
    <style:style style:name="P14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15" style:family="paragraph" style:parent-style-name="Standard">
      <style:paragraph-properties fo:line-height="115%" fo:break-before="auto" fo:break-after="auto" style:writing-mode="lr-tb"/>
    </style:style>
    <style:style style:name="P16" style:family="paragraph" style:parent-style-name="Standard">
      <style:paragraph-properties fo:line-height="115%" style:writing-mode="lr-tb"/>
    </style:style>
    <style:style style:name="P17" style:family="paragraph" style:parent-style-name="Standard">
      <style:paragraph-properties fo:line-height="115%" style:writing-mode="lr-tb"/>
      <style:text-properties officeooo:rsid="000dea13" officeooo:paragraph-rsid="000dea13"/>
    </style:style>
    <style:style style:name="P18" style:family="paragraph" style:parent-style-name="Heading_20_2">
      <style:paragraph-properties fo:line-height="115%" fo:break-before="auto" fo:break-after="auto" style:writing-mode="lr-tb"/>
    </style:style>
    <style:style style:name="P19" style:family="paragraph" style:parent-style-name="Heading_20_3">
      <style:paragraph-properties fo:line-height="115%" fo:break-before="auto" fo:break-after="auto" style:writing-mode="lr-tb"/>
    </style:style>
    <style:style style:name="P20" style:family="paragraph" style:parent-style-name="Heading_20_1">
      <style:paragraph-properties fo:line-height="115%" fo:break-before="auto" fo:break-after="auto" style:writing-mode="lr-tb"/>
    </style:style>
    <style:style style:name="P21" style:family="paragraph" style:parent-style-name="Heading_20_1">
      <style:paragraph-properties fo:line-height="115%" fo:break-before="auto" fo:break-after="auto" style:writing-mode="lr-tb"/>
      <style:text-properties fo:font-size="24pt" style:font-size-asian="24pt" style:font-size-complex="24pt"/>
    </style:style>
    <style:style style:name="P22" style:family="paragraph" style:parent-style-name="Heading_20_1">
      <style:paragraph-properties fo:line-height="115%" fo:break-before="page" style:writing-mode="lr-tb"/>
    </style:style>
    <style:style style:name="P23" style:family="paragraph" style:parent-style-name="Heading_20_1">
      <style:paragraph-properties fo:line-height="115%" fo:break-before="page" style:writing-mode="lr-tb"/>
      <style:text-properties officeooo:paragraph-rsid="000a01e0"/>
    </style:style>
    <style:style style:name="P24" style:family="paragraph" style:parent-style-name="Text_20_body"/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08fdd1" style:font-size-asian="10pt" style:font-size-complex="10pt"/>
    </style:style>
    <style:style style:name="T3" style:family="text">
      <style:text-properties officeooo:rsid="0005aeb8"/>
    </style:style>
    <style:style style:name="T4" style:family="text">
      <style:text-properties officeooo:rsid="00070028"/>
    </style:style>
    <style:style style:name="T5" style:family="text">
      <style:text-properties officeooo:rsid="000837e2"/>
    </style:style>
    <style:style style:name="T6" style:family="text">
      <style:text-properties officeooo:rsid="000a01e0"/>
    </style:style>
    <style:style style:name="T7" style:family="text">
      <style:text-properties officeooo:rsid="00105f7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"/>
      <text:p text:style-name="P1"/>
      <text:p text:style-name="P1"/>
      <text:p text:style-name="P1"/>
      <text:h text:style-name="P20" text:outline-level="10"><text:bookmark text:name="h.vm30m4ex2kad"/></text:h>
      <text:h text:style-name="P20" text:outline-level="10"><text:bookmark text:name="h.jiy6u2g34sok"/></text:h>
      <text:h text:style-name="P21" text:outline-level="10"><text:bookmark text:name="h.sr53zqhgrwzx"/>Lerp - Админы гарын авлага</text:h>
      <text:p text:style-name="P1"/>
      <text:p text:style-name="P5"/>
      <text:p text:style-name="P6"><text:a xlink:type="simple" xlink:href="#h.sr53zqhgrwzx" text:style-name="Internet_20_link" text:visited-style-name="Visited_20_Internet_20_Link">Lerp</text:a><text:a xlink:type="simple" xlink:href="#h.sr53zqhgrwzx" text:style-name="Internet_20_link" text:visited-style-name="Visited_20_Internet_20_Link"> - </text:a><text:a xlink:type="simple" xlink:href="#h.sr53zqhgrwzx" text:style-name="Internet_20_link" text:visited-style-name="Visited_20_Internet_20_Link">Админы</text:a><text:a xlink:type="simple" xlink:href="#h.sr53zqhgrwzx" text:style-name="Internet_20_link" text:visited-style-name="Visited_20_Internet_20_Link"> </text:a><text:a xlink:type="simple" xlink:href="#h.sr53zqhgrwzx" text:style-name="Internet_20_link" text:visited-style-name="Visited_20_Internet_20_Link">гарын</text:a><text:a xlink:type="simple" xlink:href="#h.sr53zqhgrwzx" text:style-name="Internet_20_link" text:visited-style-name="Visited_20_Internet_20_Link"> </text:a><text:a xlink:type="simple" xlink:href="#h.sr53zqhgrwzx" text:style-name="Internet_20_link" text:visited-style-name="Visited_20_Internet_20_Link">авлага</text:a></text:p>
      <text:p text:style-name="P6"><text:a xlink:type="simple" xlink:href="#h.bfh6nwc42p4b" text:style-name="Internet_20_link" text:visited-style-name="Visited_20_Internet_20_Link">1. </text:a><text:a xlink:type="simple" xlink:href="#h.bfh6nwc42p4b" text:style-name="Internet_20_link" text:visited-style-name="Visited_20_Internet_20_Link">Програмыг</text:a><text:a xlink:type="simple" xlink:href="#h.bfh6nwc42p4b" text:style-name="Internet_20_link" text:visited-style-name="Visited_20_Internet_20_Link"> </text:a><text:a xlink:type="simple" xlink:href="#h.bfh6nwc42p4b" text:style-name="Internet_20_link" text:visited-style-name="Visited_20_Internet_20_Link">суурилуулах</text:a></text:p>
      <text:p text:style-name="P7"><text:a xlink:type="simple" xlink:href="#h.kvbqkqa8uts6" text:style-name="Internet_20_link" text:visited-style-name="Visited_20_Internet_20_Link">1.1. </text:a><text:a xlink:type="simple" xlink:href="#h.kvbqkqa8uts6" text:style-name="Internet_20_link" text:visited-style-name="Visited_20_Internet_20_Link">Ubuntu</text:a><text:a xlink:type="simple" xlink:href="#h.kvbqkqa8uts6" text:style-name="Internet_20_link" text:visited-style-name="Visited_20_Internet_20_Link"> </text:a><text:a xlink:type="simple" xlink:href="#h.kvbqkqa8uts6" text:style-name="Internet_20_link" text:visited-style-name="Visited_20_Internet_20_Link">Server</text:a><text:a xlink:type="simple" xlink:href="#h.kvbqkqa8uts6" text:style-name="Internet_20_link" text:visited-style-name="Visited_20_Internet_20_Link"> </text:a><text:a xlink:type="simple" xlink:href="#h.kvbqkqa8uts6" text:style-name="Internet_20_link" text:visited-style-name="Visited_20_Internet_20_Link">бэлтгэх</text:a></text:p>
      <text:p text:style-name="P7"><text:a xlink:type="simple" xlink:href="#h.fa353mvn34nb" text:style-name="Internet_20_link" text:visited-style-name="Visited_20_Internet_20_Link">1.2. </text:a><text:a xlink:type="simple" xlink:href="#h.fa353mvn34nb" text:style-name="Internet_20_link" text:visited-style-name="Visited_20_Internet_20_Link">mongodb</text:a><text:a xlink:type="simple" xlink:href="#h.fa353mvn34nb" text:style-name="Internet_20_link" text:visited-style-name="Visited_20_Internet_20_Link"> </text:a><text:a xlink:type="simple" xlink:href="#h.fa353mvn34nb" text:style-name="Internet_20_link" text:visited-style-name="Visited_20_Internet_20_Link">суулгах</text:a></text:p>
      <text:p text:style-name="P7"><text:a xlink:type="simple" xlink:href="#h.ijnjl5xa2vu4" text:style-name="Internet_20_link" text:visited-style-name="Visited_20_Internet_20_Link">1.3. </text:a><text:a xlink:type="simple" xlink:href="#h.ijnjl5xa2vu4" text:style-name="Internet_20_link" text:visited-style-name="Visited_20_Internet_20_Link">pymongo</text:a><text:a xlink:type="simple" xlink:href="#h.ijnjl5xa2vu4" text:style-name="Internet_20_link" text:visited-style-name="Visited_20_Internet_20_Link"> </text:a><text:a xlink:type="simple" xlink:href="#h.ijnjl5xa2vu4" text:style-name="Internet_20_link" text:visited-style-name="Visited_20_Internet_20_Link">суулгана</text:a></text:p>
      <text:p text:style-name="P7"><text:a xlink:type="simple" xlink:href="#h.rwyccopwfn4s" text:style-name="Internet_20_link" text:visited-style-name="Visited_20_Internet_20_Link">1.4. </text:a><text:a xlink:type="simple" xlink:href="#h.rwyccopwfn4s" text:style-name="Internet_20_link" text:visited-style-name="Visited_20_Internet_20_Link">Програмын</text:a><text:a xlink:type="simple" xlink:href="#h.rwyccopwfn4s" text:style-name="Internet_20_link" text:visited-style-name="Visited_20_Internet_20_Link"> </text:a><text:a xlink:type="simple" xlink:href="#h.rwyccopwfn4s" text:style-name="Internet_20_link" text:visited-style-name="Visited_20_Internet_20_Link">кодыг</text:a><text:a xlink:type="simple" xlink:href="#h.rwyccopwfn4s" text:style-name="Internet_20_link" text:visited-style-name="Visited_20_Internet_20_Link"> </text:a><text:a xlink:type="simple" xlink:href="#h.rwyccopwfn4s" text:style-name="Internet_20_link" text:visited-style-name="Visited_20_Internet_20_Link">хуулж</text:a><text:a xlink:type="simple" xlink:href="#h.rwyccopwfn4s" text:style-name="Internet_20_link" text:visited-style-name="Visited_20_Internet_20_Link"> </text:a><text:a xlink:type="simple" xlink:href="#h.rwyccopwfn4s" text:style-name="Internet_20_link" text:visited-style-name="Visited_20_Internet_20_Link">байршуулах</text:a></text:p>
      <text:p text:style-name="P7"><text:a xlink:type="simple" xlink:href="#h.s3owbfhvk98c" text:style-name="Internet_20_link" text:visited-style-name="Visited_20_Internet_20_Link">1.5. </text:a><text:a xlink:type="simple" xlink:href="#h.s3owbfhvk98c" text:style-name="Internet_20_link" text:visited-style-name="Visited_20_Internet_20_Link">lerpd</text:a><text:a xlink:type="simple" xlink:href="#h.s3owbfhvk98c" text:style-name="Internet_20_link" text:visited-style-name="Visited_20_Internet_20_Link"> </text:a><text:a xlink:type="simple" xlink:href="#h.s3owbfhvk98c" text:style-name="Internet_20_link" text:visited-style-name="Visited_20_Internet_20_Link">сервис</text:a><text:a xlink:type="simple" xlink:href="#h.s3owbfhvk98c" text:style-name="Internet_20_link" text:visited-style-name="Visited_20_Internet_20_Link"> </text:a><text:a xlink:type="simple" xlink:href="#h.s3owbfhvk98c" text:style-name="Internet_20_link" text:visited-style-name="Visited_20_Internet_20_Link">тохируулах</text:a></text:p>
      <text:p text:style-name="P7"><text:a xlink:type="simple" xlink:href="#h.ip51t8f010tn" text:style-name="Internet_20_link" text:visited-style-name="Visited_20_Internet_20_Link">1.6. </text:a><text:a xlink:type="simple" xlink:href="#h.ip51t8f010tn" text:style-name="Internet_20_link" text:visited-style-name="Visited_20_Internet_20_Link">SSL</text:a><text:a xlink:type="simple" xlink:href="#h.ip51t8f010tn" text:style-name="Internet_20_link" text:visited-style-name="Visited_20_Internet_20_Link">/</text:a><text:a xlink:type="simple" xlink:href="#h.ip51t8f010tn" text:style-name="Internet_20_link" text:visited-style-name="Visited_20_Internet_20_Link">SPDY</text:a><text:a xlink:type="simple" xlink:href="#h.ip51t8f010tn" text:style-name="Internet_20_link" text:visited-style-name="Visited_20_Internet_20_Link"> </text:a><text:a xlink:type="simple" xlink:href="#h.ip51t8f010tn" text:style-name="Internet_20_link" text:visited-style-name="Visited_20_Internet_20_Link">тохируулах</text:a></text:p>
      <text:p text:style-name="P7"><text:a xlink:type="simple" xlink:href="#h.zggc7xx4xx1b" text:style-name="Internet_20_link" text:visited-style-name="Visited_20_Internet_20_Link">1.7. <text:s/></text:a><text:a xlink:type="simple" xlink:href="#h.zggc7xx4xx1b" text:style-name="Internet_20_link" text:visited-style-name="Visited_20_Internet_20_Link">conf</text:a><text:a xlink:type="simple" xlink:href="#h.zggc7xx4xx1b" text:style-name="Internet_20_link" text:visited-style-name="Visited_20_Internet_20_Link">/</text:a><text:a xlink:type="simple" xlink:href="#h.zggc7xx4xx1b" text:style-name="Internet_20_link" text:visited-style-name="Visited_20_Internet_20_Link">app</text:a><text:a xlink:type="simple" xlink:href="#h.zggc7xx4xx1b" text:style-name="Internet_20_link" text:visited-style-name="Visited_20_Internet_20_Link">.</text:a><text:a xlink:type="simple" xlink:href="#h.zggc7xx4xx1b" text:style-name="Internet_20_link" text:visited-style-name="Visited_20_Internet_20_Link">json</text:a><text:a xlink:type="simple" xlink:href="#h.zggc7xx4xx1b" text:style-name="Internet_20_link" text:visited-style-name="Visited_20_Internet_20_Link"> </text:a><text:a xlink:type="simple" xlink:href="#h.zggc7xx4xx1b" text:style-name="Internet_20_link" text:visited-style-name="Visited_20_Internet_20_Link">програмын</text:a><text:a xlink:type="simple" xlink:href="#h.zggc7xx4xx1b" text:style-name="Internet_20_link" text:visited-style-name="Visited_20_Internet_20_Link"> </text:a><text:a xlink:type="simple" xlink:href="#h.zggc7xx4xx1b" text:style-name="Internet_20_link" text:visited-style-name="Visited_20_Internet_20_Link">тохиргоо</text:a><text:a xlink:type="simple" xlink:href="#h.zggc7xx4xx1b" text:style-name="Internet_20_link" text:visited-style-name="Visited_20_Internet_20_Link"> </text:a><text:a xlink:type="simple" xlink:href="#h.zggc7xx4xx1b" text:style-name="Internet_20_link" text:visited-style-name="Visited_20_Internet_20_Link">хийх</text:a></text:p>
      <text:p text:style-name="P7"><text:a xlink:type="simple" xlink:href="#h.3398mokkue8f" text:style-name="Internet_20_link" text:visited-style-name="Visited_20_Internet_20_Link">1.8. </text:a><text:a xlink:type="simple" xlink:href="#h.3398mokkue8f" text:style-name="Internet_20_link" text:visited-style-name="Visited_20_Internet_20_Link">Хэрэглэгчийн</text:a><text:a xlink:type="simple" xlink:href="#h.3398mokkue8f" text:style-name="Internet_20_link" text:visited-style-name="Visited_20_Internet_20_Link"> </text:a><text:a xlink:type="simple" xlink:href="#h.3398mokkue8f" text:style-name="Internet_20_link" text:visited-style-name="Visited_20_Internet_20_Link">компютер</text:a><text:a xlink:type="simple" xlink:href="#h.3398mokkue8f" text:style-name="Internet_20_link" text:visited-style-name="Visited_20_Internet_20_Link"> </text:a><text:a xlink:type="simple" xlink:href="#h.3398mokkue8f" text:style-name="Internet_20_link" text:visited-style-name="Visited_20_Internet_20_Link">дээр</text:a><text:a xlink:type="simple" xlink:href="#h.3398mokkue8f" text:style-name="Internet_20_link" text:visited-style-name="Visited_20_Internet_20_Link"> </text:a><text:a xlink:type="simple" xlink:href="#h.3398mokkue8f" text:style-name="Internet_20_link" text:visited-style-name="Visited_20_Internet_20_Link">суулгах</text:a><text:a xlink:type="simple" xlink:href="#h.3398mokkue8f" text:style-name="Internet_20_link" text:visited-style-name="Visited_20_Internet_20_Link"> </text:a><text:a xlink:type="simple" xlink:href="#h.3398mokkue8f" text:style-name="Internet_20_link" text:visited-style-name="Visited_20_Internet_20_Link">програм</text:a></text:p>
      <text:p text:style-name="P6"><text:a xlink:type="simple" xlink:href="#h.6es8em9b9fiv" text:style-name="Internet_20_link" text:visited-style-name="Visited_20_Internet_20_Link">2. </text:a><text:a xlink:type="simple" xlink:href="#h.6es8em9b9fiv" text:style-name="Internet_20_link" text:visited-style-name="Visited_20_Internet_20_Link">Програмыг</text:a><text:a xlink:type="simple" xlink:href="#h.6es8em9b9fiv" text:style-name="Internet_20_link" text:visited-style-name="Visited_20_Internet_20_Link"> </text:a><text:a xlink:type="simple" xlink:href="#h.6es8em9b9fiv" text:style-name="Internet_20_link" text:visited-style-name="Visited_20_Internet_20_Link">асаах</text:a><text:a xlink:type="simple" xlink:href="#h.6es8em9b9fiv" text:style-name="Internet_20_link" text:visited-style-name="Visited_20_Internet_20_Link">, </text:a><text:a xlink:type="simple" xlink:href="#h.6es8em9b9fiv" text:style-name="Internet_20_link" text:visited-style-name="Visited_20_Internet_20_Link">унтраах</text:a></text:p>
      <text:p text:style-name="P7"><text:a xlink:type="simple" xlink:href="#h.98byxb62xhgy" text:style-name="Internet_20_link" text:visited-style-name="Visited_20_Internet_20_Link">2.1. </text:a><text:a xlink:type="simple" xlink:href="#h.98byxb62xhgy" text:style-name="Internet_20_link" text:visited-style-name="Visited_20_Internet_20_Link">Өгөгдлийн</text:a><text:a xlink:type="simple" xlink:href="#h.98byxb62xhgy" text:style-name="Internet_20_link" text:visited-style-name="Visited_20_Internet_20_Link"> </text:a><text:a xlink:type="simple" xlink:href="#h.98byxb62xhgy" text:style-name="Internet_20_link" text:visited-style-name="Visited_20_Internet_20_Link">баазыг</text:a><text:a xlink:type="simple" xlink:href="#h.98byxb62xhgy" text:style-name="Internet_20_link" text:visited-style-name="Visited_20_Internet_20_Link"> </text:a><text:a xlink:type="simple" xlink:href="#h.98byxb62xhgy" text:style-name="Internet_20_link" text:visited-style-name="Visited_20_Internet_20_Link">асаах</text:a><text:a xlink:type="simple" xlink:href="#h.98byxb62xhgy" text:style-name="Internet_20_link" text:visited-style-name="Visited_20_Internet_20_Link">, </text:a><text:a xlink:type="simple" xlink:href="#h.98byxb62xhgy" text:style-name="Internet_20_link" text:visited-style-name="Visited_20_Internet_20_Link">унтраах</text:a></text:p>
      <text:p text:style-name="P7"><text:a xlink:type="simple" xlink:href="#h.nhhye3d1n9at" text:style-name="Internet_20_link" text:visited-style-name="Visited_20_Internet_20_Link">2.2. </text:a><text:a xlink:type="simple" xlink:href="#h.nhhye3d1n9at" text:style-name="Internet_20_link" text:visited-style-name="Visited_20_Internet_20_Link">Lerp</text:a><text:a xlink:type="simple" xlink:href="#h.nhhye3d1n9at" text:style-name="Internet_20_link" text:visited-style-name="Visited_20_Internet_20_Link"> </text:a><text:a xlink:type="simple" xlink:href="#h.nhhye3d1n9at" text:style-name="Internet_20_link" text:visited-style-name="Visited_20_Internet_20_Link">програмыг</text:a><text:a xlink:type="simple" xlink:href="#h.nhhye3d1n9at" text:style-name="Internet_20_link" text:visited-style-name="Visited_20_Internet_20_Link"> </text:a><text:a xlink:type="simple" xlink:href="#h.nhhye3d1n9at" text:style-name="Internet_20_link" text:visited-style-name="Visited_20_Internet_20_Link">асаах</text:a><text:a xlink:type="simple" xlink:href="#h.nhhye3d1n9at" text:style-name="Internet_20_link" text:visited-style-name="Visited_20_Internet_20_Link">, </text:a><text:a xlink:type="simple" xlink:href="#h.nhhye3d1n9at" text:style-name="Internet_20_link" text:visited-style-name="Visited_20_Internet_20_Link">унтраах</text:a></text:p>
      <text:p text:style-name="P6"><text:a xlink:type="simple" xlink:href="#h.wofwh4jyoji4" text:style-name="Internet_20_link" text:visited-style-name="Visited_20_Internet_20_Link">3. </text:a><text:a xlink:type="simple" xlink:href="#h.wofwh4jyoji4" text:style-name="Internet_20_link" text:visited-style-name="Visited_20_Internet_20_Link">Өгөгдлийн</text:a><text:a xlink:type="simple" xlink:href="#h.wofwh4jyoji4" text:style-name="Internet_20_link" text:visited-style-name="Visited_20_Internet_20_Link"> </text:a><text:a xlink:type="simple" xlink:href="#h.wofwh4jyoji4" text:style-name="Internet_20_link" text:visited-style-name="Visited_20_Internet_20_Link">сантай</text:a><text:a xlink:type="simple" xlink:href="#h.wofwh4jyoji4" text:style-name="Internet_20_link" text:visited-style-name="Visited_20_Internet_20_Link"> </text:a><text:a xlink:type="simple" xlink:href="#h.wofwh4jyoji4" text:style-name="Internet_20_link" text:visited-style-name="Visited_20_Internet_20_Link">ажиллах</text:a></text:p>
      <text:p text:style-name="P7"><text:a xlink:type="simple" xlink:href="#h.khw444rymged" text:style-name="Internet_20_link" text:visited-style-name="Visited_20_Internet_20_Link">3.1 </text:a><text:a xlink:type="simple" xlink:href="#h.khw444rymged" text:style-name="Internet_20_link" text:visited-style-name="Visited_20_Internet_20_Link">Өгөгдөл</text:a><text:a xlink:type="simple" xlink:href="#h.khw444rymged" text:style-name="Internet_20_link" text:visited-style-name="Visited_20_Internet_20_Link"> </text:a><text:a xlink:type="simple" xlink:href="#h.khw444rymged" text:style-name="Internet_20_link" text:visited-style-name="Visited_20_Internet_20_Link">харах</text:a></text:p>
      <text:p text:style-name="P7"><text:a xlink:type="simple" xlink:href="#h.h30fznprek4t" text:style-name="Internet_20_link" text:visited-style-name="Visited_20_Internet_20_Link">3.2 </text:a><text:a xlink:type="simple" xlink:href="#h.h30fznprek4t" text:style-name="Internet_20_link" text:visited-style-name="Visited_20_Internet_20_Link">Өгөгдлийн</text:a><text:a xlink:type="simple" xlink:href="#h.h30fznprek4t" text:style-name="Internet_20_link" text:visited-style-name="Visited_20_Internet_20_Link"> </text:a><text:a xlink:type="simple" xlink:href="#h.h30fznprek4t" text:style-name="Internet_20_link" text:visited-style-name="Visited_20_Internet_20_Link">сангийн</text:a><text:a xlink:type="simple" xlink:href="#h.h30fznprek4t" text:style-name="Internet_20_link" text:visited-style-name="Visited_20_Internet_20_Link"> </text:a><text:a xlink:type="simple" xlink:href="#h.h30fznprek4t" text:style-name="Internet_20_link" text:visited-style-name="Visited_20_Internet_20_Link">бүтэц</text:a></text:p>
      <text:p text:style-name="P8"><text:a xlink:type="simple" xlink:href="#h.ig8lp361zz47" text:style-name="Internet_20_link" text:visited-style-name="Visited_20_Internet_20_Link">Hr</text:a><text:a xlink:type="simple" xlink:href="#h.ig8lp361zz47" text:style-name="Internet_20_link" text:visited-style-name="Visited_20_Internet_20_Link"> </text:a><text:a xlink:type="simple" xlink:href="#h.ig8lp361zz47" text:style-name="Internet_20_link" text:visited-style-name="Visited_20_Internet_20_Link">модуль</text:a></text:p>
      <text:p text:style-name="P8"><text:a xlink:type="simple" xlink:href="#h.h0bashvrn6ta" text:style-name="Internet_20_link" text:visited-style-name="Visited_20_Internet_20_Link">Plus</text:a><text:a xlink:type="simple" xlink:href="#h.h0bashvrn6ta" text:style-name="Internet_20_link" text:visited-style-name="Visited_20_Internet_20_Link"> </text:a><text:a xlink:type="simple" xlink:href="#h.h0bashvrn6ta" text:style-name="Internet_20_link" text:visited-style-name="Visited_20_Internet_20_Link">модуль</text:a></text:p>
      <text:p text:style-name="P7"><text:a xlink:type="simple" xlink:href="#h.jvlj2ywu365c" text:style-name="Internet_20_link" text:visited-style-name="Visited_20_Internet_20_Link">3.3 </text:a><text:a xlink:type="simple" xlink:href="#h.jvlj2ywu365c" text:style-name="Internet_20_link" text:visited-style-name="Visited_20_Internet_20_Link">Өгөгдлийн</text:a><text:a xlink:type="simple" xlink:href="#h.jvlj2ywu365c" text:style-name="Internet_20_link" text:visited-style-name="Visited_20_Internet_20_Link"> </text:a><text:a xlink:type="simple" xlink:href="#h.jvlj2ywu365c" text:style-name="Internet_20_link" text:visited-style-name="Visited_20_Internet_20_Link">сан</text:a><text:a xlink:type="simple" xlink:href="#h.jvlj2ywu365c" text:style-name="Internet_20_link" text:visited-style-name="Visited_20_Internet_20_Link"> </text:a><text:a xlink:type="simple" xlink:href="#h.jvlj2ywu365c" text:style-name="Internet_20_link" text:visited-style-name="Visited_20_Internet_20_Link">Нөөцлөх</text:a><text:a xlink:type="simple" xlink:href="#h.jvlj2ywu365c" text:style-name="Internet_20_link" text:visited-style-name="Visited_20_Internet_20_Link">, </text:a><text:a xlink:type="simple" xlink:href="#h.jvlj2ywu365c" text:style-name="Internet_20_link" text:visited-style-name="Visited_20_Internet_20_Link">Сэргээх</text:a></text:p>
      <text:p text:style-name="P6"><text:a xlink:type="simple" xlink:href="#h.mnr3l4q5ccgn" text:style-name="Internet_20_link" text:visited-style-name="Visited_20_Internet_20_Link">4. </text:a><text:a xlink:type="simple" xlink:href="#h.mnr3l4q5ccgn" text:style-name="Internet_20_link" text:visited-style-name="Visited_20_Internet_20_Link">Хэрэглэгчийн</text:a><text:a xlink:type="simple" xlink:href="#h.mnr3l4q5ccgn" text:style-name="Internet_20_link" text:visited-style-name="Visited_20_Internet_20_Link"> </text:a><text:a xlink:type="simple" xlink:href="#h.mnr3l4q5ccgn" text:style-name="Internet_20_link" text:visited-style-name="Visited_20_Internet_20_Link">бүртгэл</text:a></text:p>
      <text:p text:style-name="P7"><text:a xlink:type="simple" xlink:href="#h.uou3363wneqt" text:style-name="Internet_20_link" text:visited-style-name="Visited_20_Internet_20_Link">4.1 </text:a><text:a xlink:type="simple" xlink:href="#h.uou3363wneqt" text:style-name="Internet_20_link" text:visited-style-name="Visited_20_Internet_20_Link">Шинэ</text:a><text:a xlink:type="simple" xlink:href="#h.uou3363wneqt" text:style-name="Internet_20_link" text:visited-style-name="Visited_20_Internet_20_Link"> </text:a><text:a xlink:type="simple" xlink:href="#h.uou3363wneqt" text:style-name="Internet_20_link" text:visited-style-name="Visited_20_Internet_20_Link">хэрэглэгч</text:a><text:a xlink:type="simple" xlink:href="#h.uou3363wneqt" text:style-name="Internet_20_link" text:visited-style-name="Visited_20_Internet_20_Link"> </text:a><text:a xlink:type="simple" xlink:href="#h.uou3363wneqt" text:style-name="Internet_20_link" text:visited-style-name="Visited_20_Internet_20_Link">бүртгэх</text:a></text:p>
      <text:p text:style-name="P7"><text:a xlink:type="simple" xlink:href="#h.l6gmw96a3eb2" text:style-name="Internet_20_link" text:visited-style-name="Visited_20_Internet_20_Link">4.2 </text:a><text:a xlink:type="simple" xlink:href="#h.l6gmw96a3eb2" text:style-name="Internet_20_link" text:visited-style-name="Visited_20_Internet_20_Link">Хэрэглэгчийн</text:a><text:a xlink:type="simple" xlink:href="#h.l6gmw96a3eb2" text:style-name="Internet_20_link" text:visited-style-name="Visited_20_Internet_20_Link"> </text:a><text:a xlink:type="simple" xlink:href="#h.l6gmw96a3eb2" text:style-name="Internet_20_link" text:visited-style-name="Visited_20_Internet_20_Link">дүрүүд</text:a></text:p>
      <text:p text:style-name="P7"><text:a xlink:type="simple" xlink:href="#h.76eyjf7855tc" text:style-name="Internet_20_link" text:visited-style-name="Visited_20_Internet_20_Link">4.4 </text:a><text:a xlink:type="simple" xlink:href="#h.76eyjf7855tc" text:style-name="Internet_20_link" text:visited-style-name="Visited_20_Internet_20_Link">Хэрэглэгч</text:a><text:a xlink:type="simple" xlink:href="#h.76eyjf7855tc" text:style-name="Internet_20_link" text:visited-style-name="Visited_20_Internet_20_Link"> </text:a><text:a xlink:type="simple" xlink:href="#h.76eyjf7855tc" text:style-name="Internet_20_link" text:visited-style-name="Visited_20_Internet_20_Link">хасах</text:a></text:p>
      <text:p text:style-name="P6"><text:a xlink:type="simple" xlink:href="#h.auhh67xp05jw" text:style-name="Internet_20_link" text:visited-style-name="Visited_20_Internet_20_Link">5. </text:a><text:a xlink:type="simple" xlink:href="#h.auhh67xp05jw" text:style-name="Internet_20_link" text:visited-style-name="Visited_20_Internet_20_Link">Тайлан</text:a><text:a xlink:type="simple" xlink:href="#h.auhh67xp05jw" text:style-name="Internet_20_link" text:visited-style-name="Visited_20_Internet_20_Link"> </text:a><text:a xlink:type="simple" xlink:href="#h.auhh67xp05jw" text:style-name="Internet_20_link" text:visited-style-name="Visited_20_Internet_20_Link">нэмэх</text:a></text:p>
      <text:p text:style-name="P1"/>
      <text:p text:style-name="P1"/>
      <text:h text:style-name="P22" text:outline-level="10"><text:bookmark text:name="h.bfh6nwc42p4b"/>1. Програмыг суурилуулах</text:h>
      <text:p text:style-name="P1"/>
      <text:h text:style-name="P18" text:outline-level="10"><text:bookmark text:name="h.kvbqkqa8uts6"/>1.1. Ubuntu Server бэлтгэх</text:h>
      <text:p text:style-name="P1"/>
      <text:p text:style-name="P1">Ubuntu Server 64 бит хувилбарыг дараах хаягаас татаж <text:s/>CD бэлтгэнэ.</text:p>
      <text:p text:style-name="P1"/>
      <text:p text:style-name="P1"><text:a xlink:type="simple" xlink:href="http://www.ubuntu.com/download/server" text:style-name="Internet_20_link" text:visited-style-name="Visited_20_Internet_20_Link">http</text:a><text:a xlink:type="simple" xlink:href="http://www.ubuntu.com/download/server" text:style-name="Internet_20_link" text:visited-style-name="Visited_20_Internet_20_Link">://</text:a><text:a xlink:type="simple" xlink:href="http://www.ubuntu.com/download/server" text:style-name="Internet_20_link" text:visited-style-name="Visited_20_Internet_20_Link">www</text:a><text:a xlink:type="simple" xlink:href="http://www.ubuntu.com/download/server" text:style-name="Internet_20_link" text:visited-style-name="Visited_20_Internet_20_Link">.</text:a><text:a xlink:type="simple" xlink:href="http://www.ubuntu.com/download/server" text:style-name="Internet_20_link" text:visited-style-name="Visited_20_Internet_20_Link">ubuntu</text:a><text:a xlink:type="simple" xlink:href="http://www.ubuntu.com/download/server" text:style-name="Internet_20_link" text:visited-style-name="Visited_20_Internet_20_Link">.</text:a><text:a xlink:type="simple" xlink:href="http://www.ubuntu.com/download/server" text:style-name="Internet_20_link" text:visited-style-name="Visited_20_Internet_20_Link">com</text:a><text:a xlink:type="simple" xlink:href="http://www.ubuntu.com/download/server" text:style-name="Internet_20_link" text:visited-style-name="Visited_20_Internet_20_Link">/</text:a><text:a xlink:type="simple" xlink:href="http://www.ubuntu.com/download/server" text:style-name="Internet_20_link" text:visited-style-name="Visited_20_Internet_20_Link">download</text:a><text:a xlink:type="simple" xlink:href="http://www.ubuntu.com/download/server" text:style-name="Internet_20_link" text:visited-style-name="Visited_20_Internet_20_Link">/</text:a><text:a xlink:type="simple" xlink:href="http://www.ubuntu.com/download/server" text:style-name="Internet_20_link" text:visited-style-name="Visited_20_Internet_20_Link">server</text:a></text:p>
      <text:p text:style-name="P1"/>
      <text:p text:style-name="P1">Серверийг зааврын дагуу суулгасны дараа <text:s/>IP хаяг болон хоост нэрийг (lerp) тохируулах хэрэгтэй.</text:p>
      <text:p text:style-name="P1"/>
      <text:p text:style-name="P1"/>
      <text:h text:style-name="P18" text:outline-level="10"><text:bookmark text:name="h.fa353mvn34nb"/>1.2. mongodb суулгах</text:h>
      <text:p text:style-name="P3"/>
      <text:p text:style-name="P3">Дараах командаар MongoDB public key импортлоно.</text:p>
      <text:p text:style-name="P12">$ sudo apt-key adv --keyserver hkp://keyserver.ubuntu.com:80 --recv 7F0CEB10</text:p>
      <text:p text:style-name="P1">Үүний дараа Ubuntu repository руу нэмнэ.</text:p>
      <text:p text:style-name="P1"/>
      <text:p text:style-name="P1">$ echo 'deb http://downloads-distro.mongodb.org/repo/ubuntu-upstart dist 10gen' | sudo tee /etc/apt/sources.list.d/mongodb.list</text:p>
      <text:p text:style-name="P1"/>
      <text:p text:style-name="P1">Ингээд дараах командуудаар MongoDB серверийг суулгана.</text:p>
      <text:p text:style-name="P3"/>
      <text:p text:style-name="P3">$ sudo apt-get update</text:p>
      <text:p text:style-name="P1">$ sudo apt-get mongodb-10gen</text:p>
      <text:p text:style-name="P1"/>
      <text:p text:style-name="P1">Дээрх команд амжилттай дууссаны дараа өгөгдлийн хавтасыг тохируулна.</text:p>
      <text:p text:style-name="P1"/>
      <text:p text:style-name="P1">/etc/mongodb.conf файл дотор dbpath замыг тохируулах хэрэгтэй.</text:p>
      <text:p text:style-name="P1"/>
      <text:p text:style-name="P1">Жнь: dbpath=/home/lerp/data гэж тохируулж болно.</text:p>
      <text:p text:style-name="P1"/>
      <text:h text:style-name="P18" text:outline-level="10"><text:bookmark text:name="h.ijnjl5xa2vu4"/>1.3. pymongo суулгана</text:h>
      <text:p text:style-name="P1"/>
      <text:p text:style-name="P1">$ sudo apt-get install python-pymongo</text:p>
      <text:p text:style-name="P1"><text:s text:c="2"/></text:p>
      <text:h text:style-name="P18" text:outline-level="10"><text:bookmark text:name="h.rwyccopwfn4s"/>1.4. Програмын кодыг хуулж байршуулах</text:h>
      <text:p text:style-name="P1"/>
      <text:p text:style-name="P1">lerp програмын файлуудыг тодорхой хавтас сонгон түүн рүүгээ хуулна.</text:p>
      <text:p text:style-name="P1"/>
      <text:h text:style-name="P18" text:outline-level="10"><text:bookmark text:name="h.s3owbfhvk98c"/><text:soft-page-break/>1.5. lerpd сервис тохируулах</text:h>
      <text:p text:style-name="P1"/>
      <text:p text:style-name="P1"><text:span text:style-name="T4">Програмын</text:span> хавтас дотор байгаа lerpd файлыг /etc/init.d хавтас руу хуулна:</text:p>
      <text:p text:style-name="P1"/>
      <text:p text:style-name="P1">$ sudo cp lerpd /etc/init.d</text:p>
      <text:p text:style-name="P1"/>
      <text:p text:style-name="P1">Дараа нь дараах командыг ажиллуулна.</text:p>
      <text:p text:style-name="P1"/>
      <text:p text:style-name="P1">$ sudo update-d.rc lerpd defaults </text:p>
      <text:p text:style-name="P1"><text:s text:c="2"/></text:p>
      <text:h text:style-name="P18" text:outline-level="10"><text:bookmark text:name="h.qpb5d6tgeob4"/>1.6. <text:s/><text:span text:style-name="T3">lerp</text:span>.json програмын тохиргоо хийх</text:h>
      <text:p text:style-name="P1"/>
      <text:p text:style-name="P1">Энэ файлд програмын тохиргоог хийнэ. Тухайлбал серверийн хаягийг дараах байдлаар тохируулна.</text:p>
      <text:p text:style-name="P1"/>
      <text:p text:style-name="P1">{</text:p>
      <text:p text:style-name="P1"><text:s text:c="2"/>"serverUrl": "http://192.168.1.100"</text:p>
      <text:p text:style-name="P1">}</text:p>
      <text:p text:style-name="P1"/>
      <text:p text:style-name="P1">Жич: энд серверийн хаягийг 192.168.1.100 гэж тооцов.</text:p>
      <text:h text:style-name="P18" text:outline-level="10"><text:bookmark text:name="h.4kth1g37n2nn"/>1.7. SSL тохируулах </text:h>
      <text:p text:style-name="P9"/>
      <text:p text:style-name="P9">SSL-ээр мэдээлэл дамжуулах бол <text:span text:style-name="T5">lerp</text:span>.json файлд дараах тохиргоог хийнэ.</text:p>
      <text:p text:style-name="P9"/>
      <text:p text:style-name="P1">"Ssl": "true",</text:p>
      <text:p text:style-name="P1">"SslKeystore":"conf/keystore",</text:p>
      <text:p text:style-name="P1">"SslPassword":"secret",</text:p>
      <text:p text:style-name="P1"/>
      <text:p text:style-name="P1">Үүнд SslKeystore нь түлхүүрийн агуулах файл, SslPassword нь нууц үг юм.</text:p>
      <text:h text:style-name="P18" text:outline-level="10"><text:bookmark text:name="h.3398mokkue8f"/>Хэрэглэгчийн компютер дээр суулгах програм</text:h>
      <text:p text:style-name="P1"/>
      <text:p text:style-name="P1">Ердийн хэрэглэгчид вэб хуудсыг ашиглахын тулд Google Chrome/Dartium браузерыг дараах хаягаас татаж суулгах хэрэгтэй.</text:p>
      <text:p text:style-name="P1"/>
      <text:p text:style-name="P1"><text:a xlink:type="simple" xlink:href="https://www.dartlang.org/tools/dartium/" text:style-name="Internet_20_link" text:visited-style-name="Visited_20_Internet_20_Link">https</text:a><text:a xlink:type="simple" xlink:href="https://www.dartlang.org/tools/dartium/" text:style-name="Internet_20_link" text:visited-style-name="Visited_20_Internet_20_Link">://</text:a><text:a xlink:type="simple" xlink:href="https://www.dartlang.org/tools/dartium/" text:style-name="Internet_20_link" text:visited-style-name="Visited_20_Internet_20_Link">www</text:a><text:a xlink:type="simple" xlink:href="https://www.dartlang.org/tools/dartium/" text:style-name="Internet_20_link" text:visited-style-name="Visited_20_Internet_20_Link">.</text:a><text:a xlink:type="simple" xlink:href="https://www.dartlang.org/tools/dartium/" text:style-name="Internet_20_link" text:visited-style-name="Visited_20_Internet_20_Link">dartlang</text:a><text:a xlink:type="simple" xlink:href="https://www.dartlang.org/tools/dartium/" text:style-name="Internet_20_link" text:visited-style-name="Visited_20_Internet_20_Link">.</text:a><text:a xlink:type="simple" xlink:href="https://www.dartlang.org/tools/dartium/" text:style-name="Internet_20_link" text:visited-style-name="Visited_20_Internet_20_Link">org</text:a><text:a xlink:type="simple" xlink:href="https://www.dartlang.org/tools/dartium/" text:style-name="Internet_20_link" text:visited-style-name="Visited_20_Internet_20_Link">/</text:a><text:a xlink:type="simple" xlink:href="https://www.dartlang.org/tools/dartium/" text:style-name="Internet_20_link" text:visited-style-name="Visited_20_Internet_20_Link">tools</text:a><text:a xlink:type="simple" xlink:href="https://www.dartlang.org/tools/dartium/" text:style-name="Internet_20_link" text:visited-style-name="Visited_20_Internet_20_Link">/</text:a><text:a xlink:type="simple" xlink:href="https://www.dartlang.org/tools/dartium/" text:style-name="Internet_20_link" text:visited-style-name="Visited_20_Internet_20_Link">dartium</text:a><text:a xlink:type="simple" xlink:href="https://www.dartlang.org/tools/dartium/" text:style-name="Internet_20_link" text:visited-style-name="Visited_20_Internet_20_Link">/</text:a></text:p>
      <text:p text:style-name="P1"/>
      <text:p text:style-name="P1">Жич: Dartium браузер нь яваандаа шаардлагагүй болох бөгөөд ердийн Chrome браузер ашиглан lerp програмыг ашиглах боломжтой болно.</text:p>
      <text:p text:style-name="P1"/>
      <text:p text:style-name="P1">Админ хэрэглэгч бол ssh клиент програм суулгах шаардлагатай. Жишээлбэл putty ашиглаж болно.</text:p>
      <text:p text:style-name="P1"/>
      <text:h text:style-name="P22" text:outline-level="10"><text:bookmark text:name="h.86sc63jpi52z"/><text:bookmark text:name="h.6es8em9b9fiv"/>2. Програмыг асаах, унтраах</text:h>
      <text:h text:style-name="P18" text:outline-level="10"><text:bookmark text:name="h.98byxb62xhgy"/>2.1. Өгөгдлийн баазыг асаах, унтраах</text:h>
      <text:p text:style-name="P1"/>
      <text:p text:style-name="P1">Өгөгдлийн сан сервер асах үед өөрөө автоматаар асна. Хэрэв ямар нэг шалтгаанаар асахгүй байх эсвэл унтрааж, асаах зайлшгүй шаардлага гарсан бол дараах командуудыг ашиглана.</text:p>
      <text:p text:style-name="P1"/>
      <text:p text:style-name="P4">mongodb асаах</text:p>
      <text:p text:style-name="P1"/>
      <text:p text:style-name="P1">$ sudo service mongodb start</text:p>
      <text:p text:style-name="P1"/>
      <text:p text:style-name="P4">mongodb зогсоох</text:p>
      <text:p text:style-name="P1"/>
      <text:p text:style-name="P1">$ sudo service mongodb stop</text:p>
      <text:p text:style-name="P1"><text:s text:c="3"/></text:p>
      <text:h text:style-name="P18" text:outline-level="10"><text:bookmark text:name="h.nhhye3d1n9at"/>2.2. Lerp програмыг асаах, унтраах </text:h>
      <text:p text:style-name="P1"/>
      <text:p text:style-name="P1">lerp програм нь мөн сервер асахад автоматаар дагаж асна. Шаардлагатай үед дараах командаар мөн асааж унтрааж болно.</text:p>
      <text:p text:style-name="P1"/>
      <text:p text:style-name="P4">Програмыг асаах</text:p>
      <text:p text:style-name="P1"/>
      <text:p text:style-name="P1">$ sudo service lerpd start</text:p>
      <text:p text:style-name="P1"/>
      <text:p text:style-name="P4">Програмыг унтраах</text:p>
      <text:p text:style-name="P1"/>
      <text:p text:style-name="P1">$ sudo service lerpd stop</text:p>
      <text:h text:style-name="P20" text:outline-level="10"><text:bookmark text:name="h.t0o3nr8cf2uo"/></text:h>
      <text:h text:style-name="P22" text:outline-level="10"><text:bookmark text:name="h.jxffwc8y5a99"/><text:bookmark text:name="h.wofwh4jyoji4"/>3. Өгөгдлийн сантай ажиллах</text:h>
      <text:h text:style-name="P18" text:outline-level="10"><text:bookmark text:name="h.khw444rymged"/>3.1 Өгөгдөл харах</text:h>
      <text:p text:style-name="P1">RoboMongo ашиглах</text:p>
      <text:p text:style-name="P1"/>
      <text:h text:style-name="P18" text:outline-level="10"><text:bookmark text:name="h.h30fznprek4t"/>3.2 Өгөгдлийн сангийн бүтэц</text:h>
      <text:p text:style-name="P1"/>
      <text:h text:style-name="P19" text:outline-level="10"><text:bookmark text:name="h.ig8lp361zz47"/>Hr модуль</text:h>
      <text:p text:style-name="P1"/>
      <text:p text:style-name="P1">// ажилтны албан мэдээлэл</text:p>
      <text:p text:style-name="P1">emp.Employee = {</text:p>
      <text:p text:style-name="P1"><text:tab/>"_id":"ажилтны код буюу системд нэвтрэх хэрэглэгч, зургийн нэр нь _id-тай адил байна",</text:p>
      <text:p text:style-name="P1"><text:tab/>"Name": "Өөрийн нэр",</text:p>
      <text:p text:style-name="P1"><text:tab/>"LastName": "эцгийн нэр",</text:p>
      <text:p text:style-name="P1"><text:tab/>"FamilyName": "ургийн овог",</text:p>
      <text:p text:style-name="P1"><text:tab/>"Gender": "",</text:p>
      <text:p text:style-name="P1"><text:tab/>"Dept":"Харъяалагдах нэгж",</text:p>
      <text:p text:style-name="P1"><text:tab/>"Job": "ажлын байр",</text:p>
      <text:p text:style-name="P1"><text:tab/>"Position": "албан тушаал",</text:p>
      <text:p text:style-name="P1"><text:tab/>"ReportTo":"дээд удирдлага",</text:p>
      <text:p text:style-name="P1"><text:tab/>"WorkAddress":"ажлын хаяг",</text:p>
      <text:p text:style-name="P1"><text:tab/>"WorkLocation":"ажлын өрөө, байр",</text:p>
      <text:p text:style-name="P1"><text:tab/>"WorkEmail":"ажлын э-мэйл",</text:p>
      <text:p text:style-name="P1"><text:tab/>"WorkPhone":"ажлын утас",</text:p>
      <text:p text:style-name="P1"><text:tab/>"MobilePhone":"гар утас",</text:p>
      <text:p text:style-name="P1"><text:tab/>"CardNo":"ажлын үнэмлэхийн дугаар",</text:p>
      <text:p text:style-name="P1"><text:tab/>"Coach":"дасгалжуулагч",</text:p>
      <text:p text:style-name="P1"><text:tab/>"Notes": "нэмэлт тэмдэглэл",</text:p>
      <text:p text:style-name="P1"><text:tab/></text:p>
      <text:p text:style-name="P1"><text:tab/>"Type": "",</text:p>
      <text:p text:style-name="P1"><text:tab/>"Status": "available, absent, left",</text:p>
      <text:p text:style-name="P1"><text:tab/></text:p>
      <text:p text:style-name="P1"><text:tab/>"JoinedDate": "ажилд орсон огноо",</text:p>
      <text:p text:style-name="P1"><text:s text:c="2"/><text:tab/>"TrialEndDate": "туршилтын дуусах хугацаа",</text:p>
      <text:p text:style-name="P1"><text:s text:c="2"/></text:p>
      <text:p text:style-name="P1"><text:s text:c="2"/><text:tab/>"ResignationDate": "ажлаас гарсан огноо",</text:p>
      <text:p text:style-name="P1"><text:s text:c="2"/><text:tab/>"ResignationReason": "ажлаас гарсан шалтган: voluntary resignation; termination; dismissal; end of contract; retirement; retrenchment; deceased",</text:p>
      <text:p text:style-name="P1"/>
      <text:p text:style-name="P1"><text:s text:c="2"/><text:tab/></text:p>
      <text:p text:style-name="P1"><text:s text:c="2"/><text:tab/>"BankName": "", </text:p>
      <text:p text:style-name="P1"><text:s text:c="2"/><text:tab/>"BankAccount": "Account",</text:p>
      <text:p text:style-name="P1"><text:s text:c="2"/></text:p>
      <text:p text:style-name="P1"><text:tab/>"tags": ["Sales", "Trainer", ...],</text:p>
      <text:p text:style-name="P1"><text:tab/></text:p>
      <text:p text:style-name="P1"><text:tab/>"TimeTable": "ажиллах цагийн хуваарь",</text:p>
      <text:p text:style-name="P1"/>
      <text:p text:style-name="P1"><text:soft-page-break/><text:tab/>"EvalPlan":"үнэлгээ хийх төлөвлөгөө",</text:p>
      <text:p text:style-name="P1"><text:tab/>"EvalDate": "дараагийн үнэлгээ хийх огноо",</text:p>
      <text:p text:style-name="P1"><text:tab/>"Performance": [{"Name":"date", </text:p>
      <text:p text:style-name="P1"><text:tab/> <text:s text:c="16"/>"Rating":"AppraisalRating", </text:p>
      <text:p text:style-name="P1"><text:tab/> <text:s text:c="16"/>"EvalPlan": "Plan ID"}],</text:p>
      <text:p text:style-name="P1"/>
      <text:p text:style-name="P1"/>
      <text:p text:style-name="P1"><text:tab/>"Benefits":[{"Name":"хангамжийн нэр",</text:p>
      <text:p text:style-name="P1"><text:tab/><text:tab/> <text:s text:c="4"/>"Type":"Telephone/ meal/ transportation/medical/movement/ accommodation/other",</text:p>
      <text:p text:style-name="P1"><text:tab/><text:tab/> <text:s text:c="4"/>"Notes":""}</text:p>
      <text:p text:style-name="P1"><text:tab/><text:tab/> <text:s text:c="2"/>],</text:p>
      <text:p text:style-name="P1"/>
      <text:p text:style-name="P1"><text:tab/>"ExamResults":[{"Name":"шалгалтын нэр",</text:p>
      <text:p text:style-name="P1"><text:tab/><text:tab/><text:tab/><text:tab/><text:tab/>"Date":"шалгалт авсан огноо",</text:p>
      <text:p text:style-name="P1"><text:tab/><text:tab/><text:tab/><text:tab/><text:tab/>"Score":"шалгалтын оноо",</text:p>
      <text:p text:style-name="P1"><text:tab/><text:tab/><text:tab/><text:tab/><text:tab/>"Notes":"тэмдэглэл"}</text:p>
      <text:p text:style-name="P1"><text:tab/><text:tab/><text:tab/><text:tab/> <text:s/>],</text:p>
      <text:p text:style-name="P1"/>
      <text:p text:style-name="P1"><text:tab/>"Grievance": [],</text:p>
      <text:p text:style-name="P1"/>
      <text:p text:style-name="P1"><text:tab/>"Casual": "Осолд өртсөн эсэх",</text:p>
      <text:p text:style-name="P1"><text:s text:c="2"/><text:tab/>"CasualNotes": "Осолд өртсөн тэмдэглэл",</text:p>
      <text:p text:style-name="P1"/>
      <text:p text:style-name="P1"/>
      <text:p text:style-name="P1"><text:s text:c="2"/><text:tab/>"personal":"person.Personal",</text:p>
      <text:p text:style-name="P1"><text:s text:c="2"/><text:tab/>"career":"person.Career",</text:p>
      <text:p text:style-name="P1"><text:s text:c="2"/><text:tab/>"Attachments": [хавсралт файлууд],</text:p>
      <text:p text:style-name="P1">}</text:p>
      <text:p text:style-name="P1"/>
      <text:p text:style-name="P1">// ажилтны гэрээ, бүх төрлийн гэрээ байж болно</text:p>
      <text:p text:style-name="P1">emp.Contract = {</text:p>
      <text:p text:style-name="P1"><text:tab/>"_id":"",</text:p>
      <text:p text:style-name="P1"><text:tab/>"Name": "гэрээний дугаар/нэр",</text:p>
      <text:p text:style-name="P1"><text:tab/>"Date": "гэрээний огноо",</text:p>
      <text:p text:style-name="P1"><text:tab/>"Type":"гэрээний төрөл",</text:p>
      <text:p text:style-name="P1"><text:tab/>"Employee": {"_id":"", "Name":"ажилтан"},</text:p>
      <text:p text:style-name="P1"><text:tab/>"Dept":"",</text:p>
      <text:p text:style-name="P1"><text:tab/>"Job": "",</text:p>
      <text:p text:style-name="P1"><text:tab/>"DateStart":"гэрээний эхлэх",</text:p>
      <text:p text:style-name="P1"><text:tab/>"DateEnd":"гэрээ дуусах огноо",</text:p>
      <text:p text:style-name="P1"><text:tab/>"Wage":"цалингийн хэмжээ",</text:p>
      <text:p text:style-name="P1"><text:tab/>"FixedAllowances":"тогмтол нэмэгдлийн хэмжээ",</text:p>
      <text:p text:style-name="P1"><text:tab/>"WorkingHours": "",</text:p>
      <text:p text:style-name="P1"><text:tab/>"Advantages":"",</text:p>
      <text:p text:style-name="P1"><text:tab/>"VisaNo":"гадны ажилтан бол визийн дугаар энд бичнэ",</text:p>
      <text:p text:style-name="P1"><text:tab/>"VisaExpire":"визийн дуусах хугацаа",</text:p>
      <text:p text:style-name="P1"><text:tab/>"Reason":"1 transfer within SBU; 2 Transfer inter-SBU; <text:s/>3: Promoted <text:s/>4: Re-designated <text:s/>5:Salary Changes",</text:p>
      <text:p text:style-name="P1"><text:tab/>"Notes":"",</text:p>
      <text:p text:style-name="P1"/>
      <text:p text:style-name="P1"><text:soft-page-break/><text:tab/>"SalaryProfile": "",</text:p>
      <text:p text:style-name="P1"><text:tab/>"SchedulePay": "</text:p>
      <text:p text:style-name="P1"><text:s text:c="12"/>('monthly', 'Monthly'),</text:p>
      <text:p text:style-name="P1"><text:s text:c="12"/>('quarterly', 'Quarterly'),</text:p>
      <text:p text:style-name="P1"><text:s text:c="12"/>('semi-annually', 'Semi-annually'),</text:p>
      <text:p text:style-name="P1"><text:s text:c="12"/>('annually', 'Annually'),</text:p>
      <text:p text:style-name="P1"><text:s text:c="12"/>('weekly', 'Weekly'),</text:p>
      <text:p text:style-name="P1"><text:s text:c="12"/>('bi-weekly', 'Bi-weekly'),</text:p>
      <text:p text:style-name="P1"><text:s text:c="12"/>('bi-monthly', 'Bi-monthly'),</text:p>
      <text:p text:style-name="P1"><text:s text:c="12"/>], 'Scheduled Pay', select=True)",</text:p>
      <text:p text:style-name="P1">}</text:p>
      <text:p text:style-name="P1"/>
      <text:p text:style-name="P1">// ажлын байр</text:p>
      <text:p text:style-name="P1">hr.Job = {</text:p>
      <text:p text:style-name="P1"><text:s text:c="4"/>"Name": "Нэр",</text:p>
      <text:p text:style-name="P1"><text:s text:c="4"/>"Class":"Senior management/Management/confidential/rank&amp; file/part-time/temporary/foreign/expatriate/ trainee",</text:p>
      <text:p text:style-name="P1"><text:s text:c="4"/>"ExpectedEmployees": "Шаардлагатай нөөцийн тоо",</text:p>
      <text:p text:style-name="P1"><text:s text:c="4"/>"Description": "Тодорхойлолт",</text:p>
      <text:p text:style-name="P1"><text:s text:c="4"/>"Requirements": "Тавигдах шаардлага",</text:p>
      <text:p text:style-name="P1"><text:s text:c="4"/>"Surveys":[],</text:p>
      <text:p text:style-name="P1"><text:s text:c="4"/>"Dept": "Нэгж",</text:p>
      <text:p text:style-name="P1"><text:s text:c="4"/>"Company": "",</text:p>
      <text:p text:style-name="P1"><text:s text:c="4"/>"State": "('open', 'No Recruitment'), ('recruit', 'Recruitement in Progress')"</text:p>
      <text:p text:style-name="P1">}</text:p>
      <text:p text:style-name="P1"/>
      <text:p text:style-name="P1">// нэгж, хэлтэс</text:p>
      <text:p text:style-name="P1">hr.Dept = {</text:p>
      <text:p text:style-name="P1"><text:tab/>"Name":"Нэгжийн товч нэр",</text:p>
      <text:p text:style-name="P1"><text:tab/>"FullName":"бүтэн нэр",</text:p>
      <text:p text:style-name="P1"><text:tab/>"Manager":"Нэгжийн удирдлага",</text:p>
      <text:p text:style-name="P1"><text:tab/>"Parent":"дээд нэгж",</text:p>
      <text:p text:style-name="P1"><text:tab/>"Notes":"тэмдэглэл",</text:p>
      <text:p text:style-name="P1"><text:tab/>"Company":"Компани",</text:p>
      <text:p text:style-name="P1"><text:tab/>"Color": "Ялгах өнгө"</text:p>
      <text:p text:style-name="P1">}</text:p>
      <text:p text:style-name="P1"/>
      <text:p text:style-name="P1">// ажилт горилогч</text:p>
      <text:p text:style-name="P1">hr.Applicant = {</text:p>
      <text:p text:style-name="P1"><text:tab/>"_id": "регистр",</text:p>
      <text:p text:style-name="P1"><text:tab/>"Name":"",</text:p>
      <text:p text:style-name="P1"><text:tab/>"LastName":"",</text:p>
      <text:p text:style-name="P1"><text:tab/>"FamilyName":"",</text:p>
      <text:p text:style-name="P1"><text:tab/>"Gender": "",</text:p>
      <text:p text:style-name="P1"><text:tab/>"Job":"ажлын байр",</text:p>
      <text:p text:style-name="P1"><text:tab/>"SalaryProposed":"",</text:p>
      <text:p text:style-name="P1"><text:tab/>"SalaryExpected":"",</text:p>
      <text:p text:style-name="P1"><text:tab/>"Probability":" ('', ''),</text:p>
      <text:p text:style-name="P1"><text:tab/><text:tab/><text:tab/><text:tab/> <text:s text:c="3"/>('5', 'Not Good'),</text:p>
      <text:p text:style-name="P1"><text:tab/><text:tab/><text:tab/><text:tab/> <text:s text:c="3"/>('4', 'On Average'),</text:p>
      <text:p text:style-name="P1"><text:tab/><text:tab/><text:tab/><text:tab/> <text:s text:c="3"/>('3', 'Good'),</text:p>
      <text:p text:style-name="P1"><text:soft-page-break/><text:tab/><text:tab/><text:tab/><text:tab/> <text:s text:c="3"/>('2', 'Very Good'),</text:p>
      <text:p text:style-name="P1"><text:tab/><text:tab/><text:tab/><text:tab/> <text:s text:c="3"/>('1', 'Excellent')",</text:p>
      <text:p text:style-name="P1"><text:tab/>"Phone":"",</text:p>
      <text:p text:style-name="P1"><text:tab/>"Email":"",</text:p>
      <text:p text:style-name="P1"><text:tab/>"Photo": "_id-тай адил",</text:p>
      <text:p text:style-name="P1"><text:tab/>"Reference":"",</text:p>
      <text:p text:style-name="P1"><text:tab/>"Source": "",</text:p>
      <text:p text:style-name="P1"><text:tab/>"tags":"",</text:p>
      <text:p text:style-name="P1"/>
      <text:p text:style-name="P1"><text:tab/>"Stage":"anket|interview1|interview2|",</text:p>
      <text:p text:style-name="P1"><text:tab/>"State":"('draft', 'New'),</text:p>
      <text:p text:style-name="P1"><text:tab/><text:tab/> <text:s text:c="3"/>('cancel', 'Refused'),</text:p>
      <text:p text:style-name="P1"><text:tab/><text:tab/> <text:s text:c="3"/>('open', 'In Progress'),</text:p>
      <text:p text:style-name="P1"><text:tab/><text:tab/> <text:s text:c="3"/>('pending', 'Pending'),</text:p>
      <text:p text:style-name="P1"><text:tab/><text:tab/> <text:s text:c="3"/>('done', 'Hired')",</text:p>
      <text:p text:style-name="P1"><text:tab/>"Date":"",</text:p>
      <text:p text:style-name="P1"><text:tab/>"DateAction":"",</text:p>
      <text:p text:style-name="P1"><text:tab/>"Company":"",</text:p>
      <text:p text:style-name="P1"/>
      <text:p text:style-name="P1"><text:tab/>"Created":"",</text:p>
      <text:p text:style-name="P1"><text:tab/>"Updated":"",</text:p>
      <text:p text:style-name="P1"><text:tab/>"Response":"эцсийн хариу",</text:p>
      <text:p text:style-name="P1"/>
      <text:p text:style-name="P1"><text:tab/>"Personal_ref": "reference to person.personal",</text:p>
      <text:p text:style-name="P1"><text:tab/>"Career_ref": "reference to person.career",</text:p>
      <text:p text:style-name="P1">}</text:p>
      <text:p text:style-name="P1"/>
      <text:p text:style-name="P1">// хувь хүний мэдээлэл</text:p>
      <text:p text:style-name="P1">person.Personal = {</text:p>
      <text:p text:style-name="P1"><text:tab/>"_id": "регистр",</text:p>
      <text:p text:style-name="P1"><text:tab/>"Interest": "сонирхол",</text:p>
      <text:p text:style-name="P1"><text:s text:c="4"/>"Behavior": "зан төрх",</text:p>
      <text:p text:style-name="P1"><text:tab/>"Birthday": "төрсөн өдөр",</text:p>
      <text:p text:style-name="P1"><text:tab/>"BirthPlace": "",</text:p>
      <text:p text:style-name="P1"><text:tab/>"Marital":"Ганц бие|Гэрлэсэн|Салсан|Бэлэвсэн",</text:p>
      <text:p text:style-name="P1"><text:tab/>"Children":"хүүхдийн тоо",</text:p>
      <text:p text:style-name="P1"><text:tab/>"Family": [{"Name":"", </text:p>
      <text:p text:style-name="P1"><text:tab/><text:tab/><text:tab/> <text:s text:c="3"/>"Relation":"Эцэг|Эх|Ах|Эгч|Дүү|Өвөө|Эмээ|Нөхөр|Эхнэр|Хүү|Охин|Хамаатан|Бусад",</text:p>
      <text:p text:style-name="P1"><text:tab/><text:tab/><text:tab/><text:tab/>"BirthYear": "",</text:p>
      <text:p text:style-name="P1"><text:tab/><text:tab/><text:tab/> <text:s text:c="4"/>"Phone": ""}</text:p>
      <text:p text:style-name="P1"><text:tab/><text:tab/><text:tab/> <text:s/>],</text:p>
      <text:p text:style-name="P1"><text:tab/></text:p>
      <text:p text:style-name="P1"><text:tab/>"Phone":"",</text:p>
      <text:p text:style-name="P1"><text:tab/>"Email":"",</text:p>
      <text:p text:style-name="P1"><text:tab/>"Nationality":"Улсын харъяалал",</text:p>
      <text:p text:style-name="P1"><text:tab/>"BloodType": "",</text:p>
      <text:p text:style-name="P1"><text:tab/>"Height": "",</text:p>
      <text:p text:style-name="P1"><text:tab/>"Weight": "",</text:p>
      <text:p text:style-name="P1"><text:tab/>"HomeAddress":"",</text:p>
      <text:p text:style-name="P1"/>
      <text:p text:style-name="P1"><text:soft-page-break/><text:tab/>"Notes":""</text:p>
      <text:p text:style-name="P1">}</text:p>
      <text:p text:style-name="P1"/>
      <text:p text:style-name="P1">// хувь хүний ажил, амжилтын мэдээлэл</text:p>
      <text:p text:style-name="P1">person.Career = {</text:p>
      <text:p text:style-name="P1"><text:tab/>"_id": "регистр",</text:p>
      <text:p text:style-name="P1"><text:tab/>"WorkingYear":"ажилласан жил",</text:p>
      <text:p text:style-name="P1"><text:tab/>"Education":[{"School":"", </text:p>
      <text:p text:style-name="P1"><text:tab/><text:tab/><text:tab/><text:tab/> <text:s/>"Duration":"", </text:p>
      <text:p text:style-name="P1"><text:tab/><text:tab/><text:tab/><text:tab/> <text:s/>"GraduatedYear":"",</text:p>
      <text:p text:style-name="P1"><text:tab/><text:tab/><text:tab/><text:tab/> <text:s/>"Profession":"",</text:p>
      <text:p text:style-name="P1"><text:tab/><text:tab/><text:tab/><text:tab/> <text:s/>"DiplomaNo":"",</text:p>
      <text:p text:style-name="P1"><text:tab/><text:tab/><text:tab/><text:tab/> <text:s/>"Thesis":"",</text:p>
      <text:p text:style-name="P1"><text:tab/><text:tab/><text:tab/><text:tab/> <text:s/>"Degree":"Primary|Bachelor|Master|PhD",</text:p>
      <text:p text:style-name="P1"><text:tab/><text:tab/><text:tab/><text:tab/> <text:s/>"GPA":"",</text:p>
      <text:p text:style-name="P1"><text:tab/><text:tab/><text:tab/><text:tab/> <text:s/>"Notes":""}, <text:s/></text:p>
      <text:p text:style-name="P1"><text:tab/><text:tab/><text:tab/><text:tab/>],</text:p>
      <text:p text:style-name="P1"/>
      <text:p text:style-name="P1"><text:tab/>"Skills":[{"Skill":"",</text:p>
      <text:p text:style-name="P1"><text:tab/><text:tab/><text:tab/> <text:s text:c="2"/>"SkillType":"language|sport|art|...",</text:p>
      <text:p text:style-name="P1"><text:tab/><text:tab/><text:tab/> <text:s text:c="2"/>"Level":"excellent|good|average|...",</text:p>
      <text:p text:style-name="P1"><text:tab/> <text:s text:c="10"/>"Duration":"Хичээллэсэн, дадлагажсан хугацаа (жилээр)",</text:p>
      <text:p text:style-name="P1"><text:tab/> <text:s text:c="10"/>"Notes":""}, <text:s text:c="2"/></text:p>
      <text:p text:style-name="P1"><text:tab/> <text:s text:c="9"/>],</text:p>
      <text:p text:style-name="P1"/>
      <text:p text:style-name="P1"><text:tab/>"WorkHistory":[{"Org":"ажилласан байгууллага",</text:p>
      <text:p text:style-name="P1"><text:tab/> <text:s text:c="15"/>"JoinedDate":"",</text:p>
      <text:p text:style-name="P1"><text:tab/> <text:s text:c="15"/>"Position":"албан тушаал",</text:p>
      <text:p text:style-name="P1"><text:tab/> <text:s text:c="15"/>"Manager":"дээд удирдлага",</text:p>
      <text:p text:style-name="P1"><text:tab/> <text:s text:c="15"/>"Contact":"холбоо барих",</text:p>
      <text:p text:style-name="P1"><text:tab/> <text:s text:c="15"/>"LeaveDate":"гарсан огноо",</text:p>
      <text:p text:style-name="P1"><text:tab/> <text:s text:c="15"/>"Notes":""}, <text:s text:c="3"/></text:p>
      <text:p text:style-name="P1"><text:tab/> <text:s text:c="14"/>],</text:p>
      <text:p text:style-name="P1"/>
      <text:p text:style-name="P1"><text:tab/>"Rewards":[{"Name":"rewards, recognition name",</text:p>
      <text:p text:style-name="P1"><text:tab/><text:tab/><text:tab/><text:tab/>"Date":"огноо",</text:p>
      <text:p text:style-name="P1"><text:tab/><text:tab/><text:tab/><text:tab/>"OrderId": "тушаалын дугаар",</text:p>
      <text:p text:style-name="P1"><text:tab/><text:tab/><text:tab/><text:tab/>"Type":"шагнал, урамшууллын төрөл, олон улсын чанартай гэх мэт",</text:p>
      <text:p text:style-name="P1"><text:tab/><text:tab/><text:tab/><text:tab/>"Org":"олгосон байгууллага"</text:p>
      <text:p text:style-name="P1"><text:tab/><text:tab/><text:tab/><text:tab/>"Notes":"тэмдэглэл, шагнал авсан шалтгаан"}, <text:s/></text:p>
      <text:p text:style-name="P1"><text:tab/><text:tab/><text:tab/> <text:s text:c="2"/>],</text:p>
      <text:p text:style-name="P1"/>
      <text:p text:style-name="P1"><text:tab/>"Output":[{"Name":"бүтээлийн нэр",</text:p>
      <text:p text:style-name="P1"><text:tab/><text:tab/><text:tab/> <text:s text:c="2"/>"Date":"гаргасан огноо",</text:p>
      <text:p text:style-name="P1"><text:tab/><text:tab/><text:tab/> <text:s text:c="2"/>"Field":"бүтээлийн чиглэл",</text:p>
      <text:p text:style-name="P1"><text:tab/><text:tab/><text:tab/> <text:s text:c="2"/>"Notes":"нэмэлт тэмдэглэл"},</text:p>
      <text:p text:style-name="P1"><text:tab/><text:tab/><text:tab/> ]</text:p>
      <text:p text:style-name="P1">}</text:p>
      <text:p text:style-name="P1"/>
      <text:p text:style-name="P1">// ажилтны ирц бүртгэл</text:p>
      <text:p text:style-name="P1"><text:soft-page-break/>emp.Attendance = {</text:p>
      <text:p text:style-name="P1"><text:tab/>"_id" : "530de74af276cc050f000012",</text:p>
      <text:p text:style-name="P1"><text:tab/>"Date" : "2014-02-26 08:58:00", </text:p>
      <text:p text:style-name="P1"><text:tab/>"Time": "цаг",</text:p>
      <text:p text:style-name="P1"><text:tab/>"Action": "орсон|гарсан",</text:p>
      <text:p text:style-name="P1"><text:tab/>"ActionDesc": "үйлдлийн тайлбар",</text:p>
      <text:p text:style-name="P1"><text:tab/>"Employee": {"_id":"", "Name":"ажилтан"},</text:p>
      <text:p text:style-name="P1"><text:tab/>"Manager":"хянасан ажилтан",</text:p>
      <text:p text:style-name="P1"><text:tab/>"Workcode" : 0, </text:p>
      <text:p text:style-name="P1"><text:tab/>"EnrollNumder" : 16, </text:p>
      <text:p text:style-name="P1"><text:tab/>"VerifyMode" : 0, </text:p>
      <text:p text:style-name="P1"><text:tab/>"InOutMode" : 0 ,</text:p>
      <text:p text:style-name="P1"><text:tab/>"RemoteAddr": 0</text:p>
      <text:p text:style-name="P1">}</text:p>
      <text:p text:style-name="P1"/>
      <text:p text:style-name="P1">// ажилтны амралт, чөлөө</text:p>
      <text:p text:style-name="P1">emp.Leave = {</text:p>
      <text:p text:style-name="P1"><text:tab/>"Name":"description",</text:p>
      <text:p text:style-name="P1"><text:tab/>"Employee": {"_id":"", "Name":"ажилтан"},</text:p>
      <text:p text:style-name="P1"/>
      <text:p text:style-name="P1"><text:tab/>"Type": "Цагийн чөлөө|Өвчний чөлөө|Нөхөн амралт|Цалингүй чөлөө|Ээлжийн амралт|Бусад",</text:p>
      <text:p text:style-name="P1"><text:tab/>"State":"('ноорог', 'To Submit'), </text:p>
      <text:p text:style-name="P1"><text:tab/><text:tab/><text:tab/>('хүсэлт', 'To Approve'), </text:p>
      <text:p text:style-name="P1"><text:tab/><text:tab/><text:tab/>('татгалзсан', 'Refused'), </text:p>
      <text:p text:style-name="P1"><text:tab/><text:tab/><text:tab/>('зөвшөөрсөн1', 'Second Approval'), </text:p>
      <text:p text:style-name="P1"><text:tab/><text:tab/><text:tab/>('зөвшөөрсөн', 'Approved')",</text:p>
      <text:p text:style-name="P1"><text:tab/></text:p>
      <text:p text:style-name="P1"/>
      <text:p text:style-name="P1"><text:tab/>"DateFrom": "start date",</text:p>
      <text:p text:style-name="P1"><text:tab/>"TimeFrom": "start time",</text:p>
      <text:p text:style-name="P1"><text:tab/>"DateTo": "end date",</text:p>
      <text:p text:style-name="P1"><text:tab/>"Duration": "цагаар"</text:p>
      <text:p text:style-name="P1"><text:tab/></text:p>
      <text:p text:style-name="P1"><text:tab/>"Manager1": "first approval",</text:p>
      <text:p text:style-name="P1"><text:tab/>"Manager2": "second approval",</text:p>
      <text:p text:style-name="P1"><text:tab/>"Dept": "department",</text:p>
      <text:p text:style-name="P1"><text:tab/>"Notes": "reasons",</text:p>
      <text:p text:style-name="P1"/>
      <text:p text:style-name="P1"/>
      <text:p text:style-name="P1">}</text:p>
      <text:p text:style-name="P1"/>
      <text:p text:style-name="P1">hr.Appraisal = {</text:p>
      <text:p text:style-name="P1"><text:s text:c="2"/>"Name": "Appraisal Deadline",</text:p>
      <text:p text:style-name="P1"><text:s text:c="2"/>"Employee": {"_id":"", "Name":"ажилтан"},</text:p>
      <text:p text:style-name="P1"><text:s text:c="2"/>"Dept": "",</text:p>
      <text:p text:style-name="P1"><text:s text:c="2"/>"Notes": "Appraisal Summary",</text:p>
      <text:p text:style-name="P1"><text:s text:c="2"/>"NoteAction": "Action Plan: If the evaluation does not meet the expectations, you can propose an action plan",</text:p>
      <text:p text:style-name="P1"><text:s text:c="2"/>"Rating": " A – Outstanding; B=Exceed Expectations; C=Meet Expectations; D=Slightly Meet Expectations; E=Does Not Meet Expectations",</text:p>
      <text:p text:style-name="P1"><text:soft-page-break/><text:s text:c="2"/>"Plan": "Appraisal plan",</text:p>
      <text:p text:style-name="P1"><text:s text:c="2"/>"State": "('draft','New'),</text:p>
      <text:p text:style-name="P1"><text:s text:c="12"/>('cancel','Cancelled'),</text:p>
      <text:p text:style-name="P1"><text:s text:c="12"/>('wait','Plan In Progress'),</text:p>
      <text:p text:style-name="P1"><text:s text:c="12"/>('progress','Waiting Appreciation'),</text:p>
      <text:p text:style-name="P1"><text:s text:c="12"/>('done','Done')",</text:p>
      <text:p text:style-name="P1"><text:s text:c="3"/>"DateClose": "ending date",</text:p>
      <text:p text:style-name="P1"><text:s text:c="3"/>"Manager": "үнлсэн хүн"</text:p>
      <text:p text:style-name="P1">}</text:p>
      <text:p text:style-name="P1"/>
      <text:p text:style-name="P1">hr.AppraisalPlan = {</text:p>
      <text:p text:style-name="P1"><text:s text:c="2"/>"Name": "Appraisal plan name",</text:p>
      <text:p text:style-name="P1"><text:s text:c="2"/></text:p>
      <text:p text:style-name="P1">}</text:p>
      <text:p text:style-name="P1"/>
      <text:p text:style-name="P1">// ажилтны хамрагдсан сургалтууд</text:p>
      <text:p text:style-name="P1">emp.Training = {</text:p>
      <text:p text:style-name="P1"><text:tab/>"Name":"сургалтын нэр",</text:p>
      <text:p text:style-name="P1"><text:tab/>"Date": "огноо",</text:p>
      <text:p text:style-name="P1"><text:tab/>"Employee": {"_id":"", "Name":"ажилтан"},</text:p>
      <text:p text:style-name="P1"><text:tab/>"Duration": "хугацаа",</text:p>
      <text:p text:style-name="P1"><text:tab/>"Notes":"тэмдэглэл"</text:p>
      <text:p text:style-name="P1">}</text:p>
      <text:p text:style-name="P1"/>
      <text:h text:style-name="P19" text:outline-level="10"><text:bookmark text:name="h.h0bashvrn6ta"/>Plus модуль</text:h>
      <text:p text:style-name="P1"/>
      <text:p text:style-name="P1">plus.Post = {</text:p>
      <text:p text:style-name="P1"><text:tab/>"_id" : "post2",</text:p>
      <text:p text:style-name="P1"><text:tab/>"Name" : "", </text:p>
      <text:p text:style-name="P1"><text:tab/>"Type": "мэдээний төрөл: news|greeting|idea|event|survey",</text:p>
      <text:p text:style-name="P1"><text:tab/>"Date" : "2013-10-11",</text:p>
      <text:p text:style-name="P1"><text:tab/>"Likes" : [ <text:s/>{ <text:s text:c="2"/>"User" : "ubs121", <text:s/>"Date" : "2013-10-12" }, <text:s/></text:p>
      <text:p text:style-name="P1"><text:tab/> <text:s text:c="12"/>{ <text:s text:c="2"/>"User" : "admin", <text:s text:c="2"/>"Date" : "2013-10-14" } ], </text:p>
      <text:p text:style-name="P1"><text:tab/>"Comments" : [ <text:s text:c="2"/>{ <text:s text:c="2"/>"User" : "ubs121", <text:s/>"Date" : "2013-10-15", <text:s/>"Text" : "hello" }, <text:s text:c="2"/></text:p>
      <text:p text:style-name="P1"><text:tab/> <text:s text:c="16"/>{ <text:s text:c="2"/>"User" : "admin", <text:s text:c="2"/>"Date" : "2013-10-15", <text:s/>"Text" : "hi" } ], </text:p>
      <text:p text:style-name="P1"><text:tab/>"To" : [ <text:s/>"public" ], </text:p>
      <text:p text:style-name="P1"><text:tab/>"Text" : "Эрүүл мэнд", </text:p>
      <text:p text:style-name="P1"><text:tab/>"Commentable" : true, </text:p>
      <text:p text:style-name="P1"><text:tab/>"Attachment": "зура, видео, файл, ...",</text:p>
      <text:p text:style-name="P1"/>
      <text:p text:style-name="P1"><text:s text:c="2"/>"Survey": {"_id": "", "Name": ""},</text:p>
      <text:p text:style-name="P1"><text:s text:c="2"/>"Event": {"_id": "", "Name": ""},</text:p>
      <text:p text:style-name="P1"><text:tab/><text:tab/></text:p>
      <text:p text:style-name="P1"><text:tab/>"User" : "Responsible user",</text:p>
      <text:p text:style-name="P1"><text:tab/>"Company" : "энэ хэрэгтэй юу? to дээрх группээс олж болно"</text:p>
      <text:p text:style-name="P1"><text:s text:c="2"/>}</text:p>
      <text:p text:style-name="P1">}</text:p>
      <text:p text:style-name="P1"/>
      <text:p text:style-name="P1">plus.PlusGroup = {</text:p>
      <text:p text:style-name="P1"><text:s text:c="2"/>"_id" : "public", </text:p>
      <text:p text:style-name="P1"><text:soft-page-break/><text:s text:c="2"/>"Name" : "Компанийн мэдээ", </text:p>
      <text:p text:style-name="P1"><text:s text:c="2"/>"Description" : "Компанийн мэдээ, мэдээлэл", </text:p>
      <text:p text:style-name="P1"><text:s text:c="2"/>"Image" : "group.jpg", </text:p>
      <text:p text:style-name="P1"><text:s text:c="2"/>"Company" : "erel1",</text:p>
      <text:p text:style-name="P1"><text:s text:c="2"/>"Subscription": false,</text:p>
      <text:p text:style-name="P1"><text:s text:c="2"/>"Followers" : [ ]</text:p>
      <text:p text:style-name="P1">}</text:p>
      <text:p text:style-name="P1"/>
      <text:p text:style-name="P1">plus.Event = {</text:p>
      <text:p text:style-name="P1"><text:s text:c="2"/>"_id": "",</text:p>
      <text:p text:style-name="P1"><text:s text:c="2"/>"Name": "",</text:p>
      <text:p text:style-name="P1"><text:s text:c="2"/>"Type": "training|event",</text:p>
      <text:p text:style-name="P1"><text:s text:c="2"/>"DateStart": "эхлэх огноо",</text:p>
      <text:p text:style-name="P1"><text:s text:c="2"/>"Duration": "үйл явдлын хугацаа (цагаар)",</text:p>
      <text:p text:style-name="P1"><text:s text:c="2"/>"DateEnd": "дуусах огноо", <text:s/></text:p>
      <text:p text:style-name="P1"><text:s text:c="2"/>"MainSpeaker": "",</text:p>
      <text:p text:style-name="P1"><text:s text:c="2"/>"Subscription": "true|false",</text:p>
      <text:p text:style-name="P1"><text:s text:c="2"/>"Participants": [{"_id": "", "Name": ""}],</text:p>
      <text:p text:style-name="P1"/>
      <text:p text:style-name="P1"/>
      <text:p text:style-name="P1"><text:s text:c="2"/>"Company" : ""</text:p>
      <text:p text:style-name="P1">}</text:p>
      <text:p text:style-name="P1"/>
      <text:p text:style-name="P1"/>
      <text:p text:style-name="P1"/>
      <text:p text:style-name="P1">// санал асуулга</text:p>
      <text:p text:style-name="P1">survey.Survey = {</text:p>
      <text:p text:style-name="P1"><text:s text:c="2"/>"_id": "",</text:p>
      <text:p text:style-name="P1"><text:s text:c="2"/>"Name": "",</text:p>
      <text:p text:style-name="P1"><text:s text:c="2"/>"Type":"Human Resources, Supplier Selection, Customer Feedback, ...",</text:p>
      <text:p text:style-name="P1"><text:s text:c="2"/>"DateOpen":"",</text:p>
      <text:p text:style-name="P1"><text:s text:c="2"/>"DateClose":"",</text:p>
      <text:p text:style-name="P1"><text:s text:c="2"/>"MaxResponseLimit":"Maximum Answer Limit",</text:p>
      <text:p text:style-name="P1"><text:s text:c="2"/>"ResponseUser":"Maximum Answer per User",</text:p>
      <text:p text:style-name="P1"><text:s text:c="2"/>"State":"нээлттэй|хаагдсан|цуцалсан",</text:p>
      <text:p text:style-name="P1"><text:s text:c="2"/>"History": [],</text:p>
      <text:p text:style-name="P1"><text:s text:c="2"/>"Notes": "",</text:p>
      <text:p text:style-name="P1"><text:s text:c="2"/>"Company":"",</text:p>
      <text:p text:style-name="P1"/>
      <text:p text:style-name="P1"><text:s text:c="2"/>"Questions": [{</text:p>
      <text:p text:style-name="P1"><text:s text:c="18"/>"_id": "",</text:p>
      <text:p text:style-name="P1"><text:s text:c="18"/>"Question":"",</text:p>
      <text:p text:style-name="P1"><text:s text:c="18"/>"Sequence": 0,</text:p>
      <text:p text:style-name="P1"><text:s text:c="18"/>"Answers":[],</text:p>
      <text:p text:style-name="P1"><text:s text:c="18"/>"AnswerType":"m2o, m2m, fill, rating, ...",</text:p>
      <text:p text:style-name="P1"><text:s text:c="18"/>"Created":"",</text:p>
      <text:p text:style-name="P1"><text:s text:c="18"/>"CreatedBy":"",</text:p>
      <text:p text:style-name="P1"><text:s text:c="18"/>"Updated":"",</text:p>
      <text:p text:style-name="P1"><text:s text:c="18"/>"UpdatedBy":"",</text:p>
      <text:p text:style-name="P1"><text:s text:c="16"/>}] </text:p>
      <text:p text:style-name="P1">}</text:p>
      <text:p text:style-name="P1"><text:soft-page-break/></text:p>
      <text:p text:style-name="P1">survey.SurveyFeedback= {</text:p>
      <text:p text:style-name="P1"><text:s text:c="2"/>"_id": "",</text:p>
      <text:p text:style-name="P1"><text:s text:c="2"/>"Survey": { "_id": "", "Name": ""},</text:p>
      <text:p text:style-name="P1"><text:s text:c="2"/>"User": { "_id":"", "Name": ""},</text:p>
      <text:p text:style-name="P1"><text:s text:c="2"/>"Date": "feedback date",</text:p>
      <text:p text:style-name="P1"><text:s text:c="2"/>"Answers": [</text:p>
      <text:p text:style-name="P1"><text:s text:c="4"/>{ </text:p>
      <text:p text:style-name="P1"><text:s text:c="5"/>"Question": {"_id": "", "Name": ""},</text:p>
      <text:p text:style-name="P1"><text:s text:c="5"/>"Answer": ""</text:p>
      <text:p text:style-name="P1"><text:s text:c="4"/>}</text:p>
      <text:p text:style-name="P1"><text:s text:c="2"/>],</text:p>
      <text:p text:style-name="P1"><text:s text:c="2"/>"Company": "",</text:p>
      <text:p text:style-name="P1">}</text:p>
      <text:p text:style-name="P1"/>
      <text:p text:style-name="P1"/>
      <text:h text:style-name="P18" text:outline-level="10"><text:bookmark text:name="h.jvlj2ywu365c"/>3.3 Өгөгдлийн сан Нөөцлөх, Сэргээх</text:h>
      <text:p text:style-name="P1"/>
      <text:p text:style-name="P1">Өгөгдлийн санг автоматаар орой болгон нөөцлөх бол cron job үүсгэж болно. Үүний тулд дараах тохиргоог хийнэ:</text:p>
      <text:p text:style-name="P1"/>
      <text:p text:style-name="P1">$ sudo crontab -e</text:p>
      <text:p text:style-name="P1"/>
      <text:p text:style-name="P1">Дараах мөрийг нэмнэ</text:p>
      <text:p text:style-name="P1">0 23 * * * cd /home/lerp/src/lerp &amp;&amp; ./eod.sh</text:p>
      <text:h text:style-name="P20" text:outline-level="10"><text:bookmark text:name="h.mgnmwyl2i62d"/></text:h>
      <text:h text:style-name="P20" text:outline-level="10"><text:bookmark text:name="h.mnr3l4q5ccgn"/>4. Хэрэглэгчийн бүртгэл</text:h>
      <text:p text:style-name="P1"/>
      <text:h text:style-name="P18" text:outline-level="10"><text:bookmark text:name="h.uou3363wneqt"/>4.1 Шинэ хэрэглэгч бүртгэх</text:h>
      <text:p text:style-name="P1"/>
      <text:p text:style-name="P1">Зөвхөн Admin шинэ хэрэглэгч нэмэх, хасах боломжтой.</text:p>
      <text:p text:style-name="P1"/>
      <text:h text:style-name="P18" text:outline-level="10"><text:bookmark text:name="h.l6gmw96a3eb2"/>4.2 Хэрэглэгчийн дүрүүд</text:h>
      <text:p text:style-name="P1"/>
      <text:p text:style-name="P1">Хэрэглэгч нь дараах дүрүүтэй байж болно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Дүр</text:p>
          </table:table-cell>
          <table:table-cell table:style-name="Table1.A1" office:value-type="string">
            <text:p text:style-name="P11">Тайлбар</text:p>
          </table:table-cell>
        </table:table-row>
        <table:table-row>
          <table:table-cell table:style-name="Table1.A1" office:value-type="string">
            <text:p text:style-name="P10">employee</text:p>
          </table:table-cell>
          <table:table-cell table:style-name="Table1.A1" office:value-type="string">
            <text:p text:style-name="P10">Ердийн ажилтан</text:p>
          </table:table-cell>
        </table:table-row>
        <table:table-row>
          <table:table-cell table:style-name="Table1.A1" office:value-type="string">
            <text:p text:style-name="P10">holding</text:p>
          </table:table-cell>
          <table:table-cell table:style-name="Table1.A1" office:value-type="string">
            <text:p text:style-name="P10">Хоолдингийн ажилтан. Групп компанийн мэдээлэлтэй ажилладаг хүмүүс</text:p>
          </table:table-cell>
        </table:table-row>
        <table:table-row>
          <table:table-cell table:style-name="Table1.A1" office:value-type="string">
            <text:p text:style-name="P10">mgr</text:p>
          </table:table-cell>
          <table:table-cell table:style-name="Table1.A1" office:value-type="string">
            <text:p text:style-name="P10">Нэгжийн удирдлага. Зөвхөн өөрийн нэгжийн мэдээлэлтэй ажиллана</text:p>
          </table:table-cell>
        </table:table-row>
        <text:soft-page-break/>
        <table:table-row>
          <table:table-cell table:style-name="Table1.A1" office:value-type="string">
            <text:p text:style-name="P10">admin</text:p>
          </table:table-cell>
          <table:table-cell table:style-name="Table1.A1" office:value-type="string">
            <text:p text:style-name="P10">Админ хэрэглэгч. Програмын тохиргоо хийнэ.</text:p>
          </table:table-cell>
        </table:table-row>
        <table:table-row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</table:table>
      <text:p text:style-name="P1"/>
      <text:p text:style-name="Text_20_body"><text:bookmark text:name="h.12461acfo0kr"/># Эрхийн зохицуулалт, тохиргоо</text:p>
      <text:p text:style-name="Text_20_body"/>
      <text:p text:style-name="Text_20_body">## Эрх шалгах</text:p>
      <text:p text:style-name="Text_20_body"/>
      <text:p text:style-name="Text_20_body">Хэрэглэгч нэвтрэх үед `role`, `perm` гэсэн 2 талбар буцаж `UserContext` обект дотор хадгалгдана. Эдгээр `context.role`, `context.perm` талбаруудыг шалгах замаар эрхийн зохицуулалт хийнэ.</text:p>
      <text:p text:style-name="Text_20_body"/>
      <text:p text:style-name="Text_20_body">Ихэнхи тохиолдолд `role` ашиглахад хангалттай, хэрэв нарийн эрх шалгах шаардлагатай бол `perm` талбараас шалгаж болно.</text:p>
      <text:p text:style-name="Text_20_body"/>
      <text:p text:style-name="Text_20_body">Хэрэглэгч заавал `role`-той байна, харин `perm` нь заавал байх албагүй (хэрэв `role` дээрээ байхгүй бол).</text:p>
      <text:p text:style-name="Text_20_body"/>
      <text:p text:style-name="Text_20_body">## Дүрийн хадгалах бүтэц</text:p>
      <text:p text:style-name="Text_20_body"/>
      <text:p text:style-name="Text_20_body">perm нь Role (conf/auth/Role.json) бааз дээр дараах байдлаар хадгалагдана.</text:p>
      <text:p text:style-name="Text_20_body"/>
      <text:p text:style-name="Text_20_body">``` json</text:p>
      <text:p text:style-name="Text_20_body">{</text:p>
      <text:p text:style-name="Text_20_body"><text:s text:c="4"/>"_id": "hr.staff",</text:p>
      <text:p text:style-name="Text_20_body"><text:s text:c="4"/>"desc": "Хүний нөөцийн ажилтан",</text:p>
      <text:p text:style-name="Text_20_body"><text:s text:c="4"/>"perm": [</text:p>
      <text:p text:style-name="Text_20_body"><text:s text:c="6"/>"Employee", "Contract", "Job", "Dept", "Applicant", "Personal", "Career",</text:p>
      <text:p text:style-name="Text_20_body"><text:s text:c="6"/>"Attendance", "Leave", "Appraisal", "Training",</text:p>
      <text:p text:style-name="Text_20_body"/>
      <text:p text:style-name="Text_20_body"><text:s text:c="6"/>"User",</text:p>
      <text:p text:style-name="Text_20_body"/>
      <text:p text:style-name="Text_20_body"><text:s text:c="6"/>"Employee+", "Contract+", "Job+", "Dept+", "Applicant+", "Personal+", "Career+",</text:p>
      <text:p text:style-name="Text_20_body"><text:s text:c="6"/>"Leave+", "Appraisal+","Training+","Attendance+",</text:p>
      <text:p text:style-name="Text_20_body"/>
      <text:p text:style-name="Text_20_body"><text:s text:c="6"/>"Employee-", "Contract-", "Job-", "Dept-", "Applicant-", "Personal-", "Career-",</text:p>
      <text:p text:style-name="Text_20_body"><text:soft-page-break/><text:s text:c="6"/>"Leave-", "Appraisal-", "Training-"</text:p>
      <text:p text:style-name="Text_20_body"><text:s text:c="6"/>]</text:p>
      <text:p text:style-name="Text_20_body"/>
      <text:p text:style-name="Text_20_body">}</text:p>
      <text:p text:style-name="Text_20_body">```</text:p>
      <text:p text:style-name="Text_20_body"/>
      <text:p text:style-name="Text_20_body">Энд:</text:p>
      <text:p text:style-name="Text_20_body"/>
      <text:p text:style-name="Text_20_body">`_id` <text:tab/>- дүрийн код</text:p>
      <text:p text:style-name="Text_20_body"/>
      <text:p text:style-name="Text_20_body">`desc` <text:tab/>- дүрийн тайлбар</text:p>
      <text:p text:style-name="Text_20_body"/>
      <text:p text:style-name="Text_20_body">`perm`<text:tab/>- эрх</text:p>
      <text:p text:style-name="Text_20_body"/>
      <text:p text:style-name="Text_20_body">## Эрх нэрлэх дүрэм</text:p>
      <text:p text:style-name="Text_20_body"/>
      <text:p text:style-name="Text_20_body">Ерөнхийдөө эрх нь model-оо дагах байдлаар нэрлэгдэнэ:</text:p>
      <text:p text:style-name="Text_20_body"/>
      <text:p text:style-name="Text_20_body">| Эрх | Тайлбар |</text:p>
      <text:p text:style-name="Text_20_body">| -- | -- |</text:p>
      <text:p text:style-name="Text_20_body">| `${model}` | ердийн унших эрх |</text:p>
      <text:p text:style-name="Text_20_body">| `${model}!` | нөхцөлтэй унших эрх (! - зөвхөн өөрийн мэдээллийг уншина, !! - бусад хүмүүсийн мэдээлэл г.м) |</text:p>
      <text:p text:style-name="Text_20_body">| `${model}+` | үүсгэх, засах эрх |</text:p>
      <text:p text:style-name="Text_20_body">| `${model}-` |<text:tab/>устгах эрх |</text:p>
      <text:p text:style-name="Text_20_body"/>
      <text:p text:style-name="Text_20_body"/>
      <text:p text:style-name="Text_20_body">Зарим үед моделтой холбоогүй, дурын string ашиглаж болно. Жишээ нь `view-that-button` гэсэн эрх ч байж болно. Гэхдээ зөвхөн ганц дэлгэцэнд зориулж ганц эрх үүсгэхээс зайлсхийх хэрэгтэй.</text:p>
      <text:p text:style-name="Text_20_body"/>
      <text:p text:style-name="Text_20_body"/>
      <text:p text:style-name="Text_20_body"/>
      <text:p text:style-name="Text_20_body">##Хэрэглэгчид дүр оноох</text:p>
      <text:p text:style-name="Text_20_body"><text:soft-page-break/></text:p>
      <text:p text:style-name="Text_20_body">Хэрэглэгчид олон дүр оноож болно. Дүрүүдийн цаана perm байж болно, нарийн шалгалт хийх үед perm ашиглана.</text:p>
      <text:p text:style-name="Text_20_body"/>
      <text:p text:style-name="Text_20_body">Дүр оноох үйлдлийг admin түвшний хүн хийнэ.</text:p>
      <text:h text:style-name="P22" text:outline-level="10"><text:bookmark text:name="h.ff1pq2d5e4mc"/><text:bookmark text:name="h.auhh67xp05jw"/>5. Тайлан нэмэх</text:h>
      <text:p text:style-name="P1"/>
      <text:p text:style-name="P1">Шинэ тайлан нэмэгдсэн үед дараах командыг lerp хавтаснаас ажиллуулах хэрэгтэй:</text:p>
      <text:p text:style-name="P1"/>
      <text:p text:style-name="P1">$ python import_rpt.py</text:p>
      <text:p text:style-name="P1"/>
      <text:p text:style-name="P1">Энэ командыг ажиллуулсанаар lerp/client/web/report хавтас дотор байгаа тайлангуудыг бааз руу хуулж оруулна.</text:p>
      <text:p text:style-name="P16"/>
      <text:p text:style-name="P16"/>
      <text:p text:style-name="P17">## x-report тайлан зохиох</text:p>
      <text:p text:style-name="P17"/>
      <text:p text:style-name="P17">Шинэ тайлан хийх бол `x-report` компонентыг өргөтгөж шинэ компонент үүсгэнэ.</text:p>
      <text:p text:style-name="P17"/>
      <text:p text:style-name="P17">Тайлан бүр `params`, `rs` гэсэн 2 талбартай (атрибуттай) байна.</text:p>
      <text:p text:style-name="P17"/>
      <text:p text:style-name="P17">`params` <text:s/>- тайланг ажиллуулахад шаардлагатай параметрүүд</text:p>
      <text:p text:style-name="P17"/>
      <text:p text:style-name="P17">`rs` <text:s text:c="5"/>- тайланг ажиллуулаад гарсан үр дүнг хадгалах жагсаалт</text:p>
      <text:p text:style-name="P17"/>
      <text:p text:style-name="P17"/>
      <text:p text:style-name="P17">Жишээ: Орон тооны өөрчлөлтийн тайлан</text:p>
      <text:p text:style-name="P17">``` html</text:p>
      <text:p text:style-name="P17"><text:s text:c="2"/>&lt;header&gt;</text:p>
      <text:p text:style-name="P17"><text:s text:c="4"/>&lt;h2&gt;Орон тооны өөрчлөлт&lt;/h2&gt;</text:p>
      <text:p text:style-name="P17"><text:s text:c="2"/>&lt;/header&gt;</text:p>
      <text:p text:style-name="P17"/>
      <text:p text:style-name="P17"><text:s text:c="2"/>&lt;section&gt;</text:p>
      <text:p text:style-name="P17"/>
      <text:p text:style-name="P17"><text:s text:c="4"/>&lt;table class="table" name="Орон тооны тайлан"&gt;</text:p>
      <text:p text:style-name="P17"/>
      <text:p text:style-name="P17"><text:s text:c="4"/>&lt;thead&gt;</text:p>
      <text:p text:style-name="P17"><text:s text:c="6"/>&lt;tr&gt;</text:p>
      <text:p text:style-name="P17"><text:s text:c="8"/>&lt;th&gt;Газар нэгж&lt;/th&gt;</text:p>
      <text:p text:style-name="P17"><text:s text:c="8"/>&lt;th&gt;Ажлын байр&lt;/th&gt;</text:p>
      <text:p text:style-name="P17"><text:s text:c="8"/>&lt;th&gt;Байвал зохих&lt;/th&gt;</text:p>
      <text:p text:style-name="P17"><text:s text:c="8"/>&lt;th&gt;Бодит&lt;/th&gt;</text:p>
      <text:p text:style-name="P17"><text:s text:c="8"/>&lt;th&gt;Зөрүү&lt;/th&gt;</text:p>
      <text:p text:style-name="P17"><text:s text:c="6"/>&lt;/tr&gt;</text:p>
      <text:p text:style-name="P17"><text:s text:c="4"/>&lt;/thead&gt;</text:p>
      <text:p text:style-name="P17"/>
      <text:p text:style-name="P17"><text:s text:c="4"/>&lt;tbody template repeat="{{ r in rs }}"&gt;</text:p>
      <text:p text:style-name="P17"><text:s text:c="6"/>&lt;tr&gt;</text:p>
      <text:p text:style-name="P17"><text:s text:c="8"/>&lt;td&gt;{{ r['нэгж'] }}&lt;/td&gt;</text:p>
      <text:p text:style-name="P17"><text:s text:c="8"/>&lt;td&gt;{{ r['ажлын_байр'] }}&lt;/td&gt;</text:p>
      <text:p text:style-name="P17"><text:s text:c="8"/>&lt;td&gt;{{ r['орон_тоо'] }}&lt;/td&gt;</text:p>
      <text:p text:style-name="P17"><text:s text:c="8"/>&lt;td&gt;{{ r['бодит'] }}&lt;/td&gt;</text:p>
      <text:p text:style-name="P17"><text:s text:c="8"/>&lt;td&gt;{{ r['зөрүү'] }}&lt;/td&gt;</text:p>
      <text:p text:style-name="P17"><text:s text:c="6"/>&lt;/tr&gt;</text:p>
      <text:p text:style-name="P17"><text:s text:c="4"/>&lt;/tbody&gt;</text:p>
      <text:p text:style-name="P17"><text:soft-page-break/></text:p>
      <text:p text:style-name="P17"><text:s text:c="4"/>&lt;/table&gt;</text:p>
      <text:p text:style-name="P17"><text:s text:c="2"/>&lt;/section&gt;</text:p>
      <text:p text:style-name="P17"/>
      <text:p text:style-name="P17"><text:s text:c="2"/>&lt;footer&gt;</text:p>
      <text:p text:style-name="P17"><text:s text:c="4"/>&lt;!-- тайлангийн хөл энд байна--&gt;</text:p>
      <text:p text:style-name="P17"><text:s text:c="2"/>&lt;/footer&gt;</text:p>
      <text:p text:style-name="P17">```</text:p>
      <text:p text:style-name="P17"/>
      <text:p text:style-name="P17">##2. ReportViewer (report-viewer)</text:p>
      <text:p text:style-name="P17"/>
      <text:p text:style-name="P17">Тайланг ажиллуулахдаа ReportViewer компонентыг ашиглана.</text:p>
      <text:p text:style-name="P17"/>
      <text:p text:style-name="P17">Жишээ нь:</text:p>
      <text:p text:style-name="P17">``` html</text:p>
      <text:p text:style-name="P17">&lt;report-viewer</text:p>
      <text:p text:style-name="P17"><text:s text:c="4"/>reports="['rpt-hr001', 'rpt-hr002']"&gt;</text:p>
      <text:p text:style-name="P17">&lt;/report-viewer&gt;</text:p>
      <text:p text:style-name="P17">```</text:p>
      <text:p text:style-name="P17"/>
      <text:p text:style-name="P17">Дээрх кодонд `rpt-hr001`, `rpt-hr002` кодтой тайлангуудыг удирдах `report-viewer` үүсгэсэн байна.</text:p>
      <text:p text:style-name="P17">`rpt-hr001`, `rpt-hr002` тайлангууд нь `XReport`-оос өртгөсөн байх ба тайлангийн харгалзах файлуудыг импорт хийх хэрэгтэй.</text:p>
      <text:h text:style-name="P23" text:outline-level="10"><text:span text:style-name="T6">6</text:span>. <text:span text:style-name="T6">Дэлгэц зохиох</text:span></text:h>
      <text:p text:style-name="Text_20_body"/>
      <text:p text:style-name="Text_20_body">## x-form</text:p>
      <text:p text:style-name="Text_20_body">x-form компонент нь форм хэлбэрийн дэлгэц зохиоход зориулагдсан. Энэ класс нь маш энгийн бөгөөд формд шаардлагатай чухал өгөгдөл, функцүүдийг агуулсан байдаг.</text:p>
      <text:p text:style-name="Text_20_body"/>
      <text:p text:style-name="Text_20_body">Компонентын бүрэн эх код нь дараах байдалтай байна.</text:p>
      <text:p text:style-name="Text_20_body"/>
      <text:p text:style-name="Text_20_body">```dart</text:p>
      <text:p text:style-name="Text_20_body">@CustomTag("x-form")</text:p>
      <text:p text:style-name="Text_20_body">class XForm extends PolymerElement {</text:p>
      <text:p text:style-name="Text_20_body"><text:s text:c="2"/>@published bool editing = false;</text:p>
      <text:p text:style-name="Text_20_body"><text:s text:c="2"/>@published RecordSet data;</text:p>
      <text:p text:style-name="Text_20_body"/>
      <text:p text:style-name="Text_20_body"><text:s text:c="2"/>XForm.created() : super.created() {</text:p>
      <text:p text:style-name="Text_20_body"><text:s text:c="2"/>}</text:p>
      <text:p text:style-name="Text_20_body">}</text:p>
      <text:p text:style-name="Text_20_body">```</text:p>
      <text:p text:style-name="Text_20_body"/>
      <text:p text:style-name="Text_20_body">`x-form` компонент нь 2 талбартай.</text:p>
      <text:p text:style-name="Text_20_body"/>
      <text:p text:style-name="Text_20_body">| Талбар | Зориулалт |</text:p>
      <text:p text:style-name="Text_20_body">| -- | -- |</text:p>
      <text:p text:style-name="Text_20_body">|`data`| <text:s text:c="3"/>формтой холбогдсон өгөгдөл|</text:p>
      <text:p text:style-name="Text_20_body">|`editing`| форм засах эсвэл харах горимд байгааг илэрхийлнэ|</text:p>
      <text:p text:style-name="Text_20_body"/>
      <text:p text:style-name="Text_20_body">Шинээр форм зохиох үед `x-form` компонентоос өргөтгөж үүсгэх нь зүйтэй. Ингэснээр формыг удирдах (харуулах, засах, хадгалах, устгах) үйлдлүүд автомат хийгдэх боломжтой болно. Гэхдээ хөгжүүлэгч хүсвэл формыг өөрөөр кодчилох боломжтой.</text:p>
      <text:p text:style-name="Text_20_body"/>
      <text:p text:style-name="Text_20_body">Жишээ болгон ажлын байрны мэдээлэл засах JobForm нэртэй форм зохиоё. JobForm класс нь XForm классаас өргөтгөсөн байх хэрэгтэй.</text:p>
      <text:p text:style-name="Text_20_body"/>
      <text:p text:style-name="Text_20_body"><text:soft-page-break/>Формын dart код:</text:p>
      <text:p text:style-name="Text_20_body"/>
      <text:p text:style-name="Text_20_body">```dart</text:p>
      <text:p text:style-name="Text_20_body">import 'dart:html';</text:p>
      <text:p text:style-name="Text_20_body">import 'package:polymer/polymer.dart';</text:p>
      <text:p text:style-name="Text_20_body">import 'package:erpc/x-form.dart';</text:p>
      <text:p text:style-name="Text_20_body"/>
      <text:p text:style-name="Text_20_body">@CustomTag("hr-job")</text:p>
      <text:p text:style-name="Text_20_body">class JobForm extends XForm <text:s/>{</text:p>
      <text:p text:style-name="Text_20_body"><text:s text:c="2"/>JobForm.created(): super.created();</text:p>
      <text:p text:style-name="Text_20_body">}</text:p>
      <text:p text:style-name="Text_20_body"/>
      <text:p text:style-name="Text_20_body">```</text:p>
      <text:p text:style-name="Text_20_body"/>
      <text:p text:style-name="Text_20_body">Формын html код:</text:p>
      <text:p text:style-name="Text_20_body"/>
      <text:p text:style-name="Text_20_body">```html</text:p>
      <text:p text:style-name="Text_20_body">&lt;link rel="import" href="packages/polymer/polymer.html"&gt;</text:p>
      <text:p text:style-name="Text_20_body">&lt;link rel="import" href="packages/erpc/x-form.html"&gt;</text:p>
      <text:p text:style-name="Text_20_body"/>
      <text:p text:style-name="Text_20_body"/>
      <text:p text:style-name="Text_20_body">&lt;dom-module id="hr-job"&gt;</text:p>
      <text:p text:style-name="Text_20_body">&lt;template&gt;</text:p>
      <text:p text:style-name="Text_20_body"/>
      <text:p text:style-name="Text_20_body">&lt;link rel="stylesheet" href="packages/bootstrap_for_pub/css/bootstrap.min.css"&gt;</text:p>
      <text:p text:style-name="Text_20_body"/>
      <text:p text:style-name="Text_20_body">&lt;h3&gt;Ажлын байр&lt;/h3&gt;</text:p>
      <text:p text:style-name="Text_20_body"/>
      <text:p text:style-name="Text_20_body">&lt;form class="form-horizontal" role="form"&gt;</text:p>
      <text:p text:style-name="Text_20_body"><text:s text:c="2"/>&lt;x-input label="Газар нэгж:" value="{{ data.current['dept'] }}" editing="{{editing}}"&gt;&lt;/x-input&gt;</text:p>
      <text:p text:style-name="Text_20_body"><text:s text:c="2"/>&lt;x-input label="Ажлын байрны нэр:" value="{{ data.current['name'] }}" editing="{{editing}}"&gt;&lt;/x-input&gt;</text:p>
      <text:p text:style-name="Text_20_body"/>
      <text:p text:style-name="Text_20_body"><text:s text:c="2"/>&lt;x-input label="Байвал зохих орон тоо:" type="number"</text:p>
      <text:p text:style-name="Text_20_body"><text:soft-page-break/><text:s text:c="4"/>value="{{ data.current['expectedEmployees'] }}" editing="{{editing}}"&gt;&lt;/x-input&gt;</text:p>
      <text:p text:style-name="Text_20_body"/>
      <text:p text:style-name="Text_20_body"><text:s text:c="2"/>&lt;x-note label="Ажлын байрны чиг үүрэг:"</text:p>
      <text:p text:style-name="Text_20_body"><text:s text:c="4"/>value="{{ data.current['description'] }}" editing="{{editing}}"&gt;&lt;/x-note&gt;</text:p>
      <text:p text:style-name="Text_20_body"/>
      <text:p text:style-name="Text_20_body"><text:s text:c="2"/>&lt;x-note label="Шаардагдах ур чадвар:"</text:p>
      <text:p text:style-name="Text_20_body"><text:s text:c="4"/>value="{{ data.current['requirements'] }}" editing="{{editing}}"&gt;&lt;/x-note&gt;</text:p>
      <text:p text:style-name="Text_20_body"/>
      <text:p text:style-name="Text_20_body"/>
      <text:p text:style-name="Text_20_body"><text:s text:c="2"/>&lt;x-input label="Эхлэх огноо:" type="date"</text:p>
      <text:p text:style-name="Text_20_body"><text:s text:c="4"/>value="{{ data.current['startDate'] }}" editing="{{editing}}"&gt;&lt;/x-input&gt;</text:p>
      <text:p text:style-name="Text_20_body"/>
      <text:p text:style-name="Text_20_body"><text:s text:c="2"/>&lt;x-input label="Дуусах огноо:" type="date"</text:p>
      <text:p text:style-name="Text_20_body"><text:s text:c="4"/>value="{{ data.current['expireDate'] }}" editing="{{editing}}"&gt;&lt;/x-input&gt;</text:p>
      <text:p text:style-name="Text_20_body"/>
      <text:p text:style-name="Text_20_body"><text:s text:c="2"/>&lt;x-select label="Төлөв:" value="{{ data.current['state'] }}"</text:p>
      <text:p text:style-name="Text_20_body"><text:s text:c="4"/>options="['идэвхитэй', 'хаагдсан']"</text:p>
      <text:p text:style-name="Text_20_body"><text:s text:c="4"/>editing="{{editing}}"&gt;</text:p>
      <text:p text:style-name="Text_20_body"/>
      <text:p text:style-name="Text_20_body"><text:s text:c="2"/>&lt;/x-select&gt;</text:p>
      <text:p text:style-name="Text_20_body"/>
      <text:p text:style-name="Text_20_body"><text:s text:c="2"/>&lt;x-file label="Хавсралт"</text:p>
      <text:p text:style-name="Text_20_body"><text:s text:c="8"/>folder="{{data.mediaUrl}}"</text:p>
      <text:p text:style-name="Text_20_body"><text:s text:c="8"/>value="{{data.current['Attachment']}}"</text:p>
      <text:p text:style-name="Text_20_body"><text:s text:c="8"/>on-change="{{ onAttachFile }}"</text:p>
      <text:p text:style-name="Text_20_body"><text:s text:c="8"/>editing="{{editing}}"&gt;&lt;/x-file&gt;</text:p>
      <text:p text:style-name="Text_20_body">&lt;/form&gt;</text:p>
      <text:p text:style-name="Text_20_body"/>
      <text:p text:style-name="Text_20_body">&lt;/template&gt;</text:p>
      <text:p text:style-name="Text_20_body"/>
      <text:p text:style-name="Text_20_body">&lt;script type="application/dart" src="job.dart"&gt;&lt;/script&gt;</text:p>
      <text:p text:style-name="Text_20_body"/>
      <text:p text:style-name="Text_20_body">&lt;/dom-module&gt;</text:p>
      <text:p text:style-name="Text_20_body"><text:soft-page-break/>```</text:p>
      <text:p text:style-name="Text_20_body"/>
      <text:p text:style-name="Text_20_body">Энэ форм дотор x-input, x-note, x-select, x-file гэсэн туслах компонентууд ашигласан байна. Эдгээрийн талаар дараах хүснэгтэд товч тайлбарлалаа.</text:p>
      <text:p text:style-name="Text_20_body"/>
      <text:p text:style-name="Text_20_body">|Компонент|Тайлбар|</text:p>
      <text:p text:style-name="Text_20_body">|--|--|</text:p>
      <text:p text:style-name="Text_20_body">|x-input|input контролын өргөтгөсөн хувилбар. Засах, харах горимыг таньж ажиллана, мөн гарчигаа хамт агуулна|</text:p>
      <text:p text:style-name="Text_20_body">|x-note|textarea контролын өргөтгөсөн хувилбар|</text:p>
      <text:p text:style-name="Text_20_body">|x-select|select контролын өргөтгөсөн хувилбар</text:p>
      <text:p text:style-name="Text_20_body">|x-file|Зураг, видео, баримт зэрэг бүх төрлийн файлуудыг харах, засах боломжтой компонент|</text:p>
      <text:p text:style-name="Text_20_body"/>
      <text:p text:style-name="Text_20_body"/>
      <text:p text:style-name="Text_20_body"/>
      <text:p text:style-name="Text_20_body"/>
      <text:p text:style-name="Text_20_body">## x-list</text:p>
      <text:p text:style-name="Text_20_body"/>
      <text:p text:style-name="Text_20_body">TODO:</text:p>
      <text:p text:style-name="Text_20_body"/>
      <text:p text:style-name="Text_20_body">## x-kanban</text:p>
      <text:p text:style-name="Text_20_body"/>
      <text:p text:style-name="Text_20_body">TODO:</text:p>
      <text:p text:style-name="Text_20_body"/>
      <text:p text:style-name="Text_20_body">## view-mgr</text:p>
      <text:p text:style-name="Text_20_body"/>
      <text:p text:style-name="Text_20_body">TODO:</text:p>
      <text:p text:style-name="Text_20_body"/>
      <text:p text:style-name="Text_20_body"/>
      <text:p text:style-name="Text_20_body">## x-file</text:p>
      <text:p text:style-name="Text_20_body"/>
      <text:p text:style-name="Text_20_body">TODO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ebuchet MS" svg:font-family="'Trebuchet MS'"/>
    <style:font-face style:name="Ubuntu" svg:font-family="Ubuntu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139in" fo:margin-bottom="0in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139in" fo:margin-bottom="0in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111in" fo:margin-bottom="0in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11in" fo:margin-bottom="0in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111in" fo:margin-bottom="0in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111in" fo:margin-bottom="0in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in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in" fo:margin-bottom="0.139in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style:font-name="Ubuntu" fo:font-size="10pt" style:font-name-asian="Ubuntu" style:font-size-asian="10pt" style:font-name-complex="Ubuntu" style:font-size-complex="10pt"/>
    </style:style>
    <style:style style:name="MP2" style:family="paragraph" style:parent-style-name="Standard">
      <style:paragraph-properties fo:line-height="115%" fo:text-align="start" style:justify-single-word="false" fo:break-before="auto" fo:break-after="auto" style:writing-mode="lr-tb"/>
    </style:style>
    <style:style style:name="MP3" style:family="paragraph" style:parent-style-name="Standard">
      <style:paragraph-properties fo:line-height="115%" fo:break-before="auto" fo:break-after="auto" style:writing-mode="lr-tb"/>
    </style:style>
    <style:style style:name="MT1" style:family="text">
      <style:text-properties officeooo:rsid="00105f7d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font-size="10pt" officeooo:rsid="0008fdd1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4917in" fo:margin-bottom="0.4917in" fo:margin-left="1in" fo:margin-right="1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083in" fo:margin-left="0in" fo:margin-right="0in" fo:margin-bottom="0.0083in" style:dynamic-spacing="true"/>
      </style:header-style>
      <style:footer-style>
        <style:header-footer-properties fo:min-height="0.5083in" fo:margin-left="0in" fo:margin-right="0in" fo:margin-top="0.5083in" style:dynamic-spacing="true"/>
      </style:footer-style>
    </style:page-layout>
  </office:automatic-styles>
  <office:master-styles>
    <style:master-page style:name="Standard" style:page-layout-name="Mpm1">
      <style:header>
        <text:p text:style-name="MP1">Lerp - <text:span text:style-name="MT1">Админы</text:span> гарын авлага</text:p>
      </style:header>
      <style:footer>
        <text:p text:style-name="MP2"><text:span text:style-name="MT2">(c) 2013 . </text:span><text:span text:style-name="MT3">ubs121</text:span><text:span text:style-name="MT2"> <text:s text:c="106"/></text:span><text:span text:style-name="MT2"><text:page-number text:select-page="current">23</text:page-number></text:span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dc:title/>
    <meta:initial-creator/>
    <meta:editing-cycles>12</meta:editing-cycles>
    <dc:date>2015-12-03T13:09:47.546735846</dc:date>
    <meta:editing-duration>PT26M45S</meta:editing-duration>
    <meta:document-statistic meta:table-count="1" meta:image-count="0" meta:object-count="0" meta:page-count="23" meta:paragraph-count="632" meta:word-count="2198" meta:character-count="20352" meta:non-whitespace-character-count="17131"/>
  </office:meta>
</office:document-meta>
</file>